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sans-serif"/>
    <style:font-face style:name="Tahoma1" svg:font-family="Tahoma"/>
    <style:font-face style:name="arial" svg:font-family="arial, sans-serif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12ef" officeooo:paragraph-rsid="000c12e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d1b79" officeooo:paragraph-rsid="000d1b7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d8ca2" officeooo:paragraph-rsid="000d8ca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3565" officeooo:paragraph-rsid="0010ea7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a53a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f818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b0b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aa599" officeooo:paragraph-rsid="000f818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f8188" officeooo:paragraph-rsid="000f818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2fda6e" officeooo:paragraph-rsid="002fda6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13565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3ad49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549a1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9c248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bold" officeooo:rsid="0010ea71" officeooo:paragraph-rsid="0010ea71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bold" officeooo:rsid="0012c8ac" officeooo:paragraph-rsid="0012c8ac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fo:font-weight="normal" officeooo:rsid="00143974" officeooo:paragraph-rsid="00143974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fo:font-weight="normal" officeooo:rsid="001549a1" officeooo:paragraph-rsid="001549a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fo:font-weight="normal" officeooo:rsid="0015efa7" officeooo:paragraph-rsid="0015efa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fo:font-weight="normal" officeooo:rsid="0018916d" officeooo:paragraph-rsid="0018916d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normal" officeooo:rsid="0019c248" officeooo:paragraph-rsid="0019c248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fo:font-weight="normal" officeooo:rsid="001be48b" officeooo:paragraph-rsid="001be48b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fo:font-weight="normal" officeooo:rsid="001be48b" officeooo:paragraph-rsid="001be48b" fo:background-color="#ffff00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officeooo:paragraph-rsid="00339484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0ea71" officeooo:paragraph-rsid="0010ea7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3ad49" officeooo:paragraph-rsid="0013ad4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77109" officeooo:paragraph-rsid="00177109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c12ef" officeooo:paragraph-rsid="000c12e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0a53a5" officeooo:paragraph-rsid="000a53a5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2fda6e" officeooo:paragraph-rsid="002fda6e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style="normal" fo:font-weight="bold" officeooo:rsid="001be48b" officeooo:paragraph-rsid="001be48b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officeooo:paragraph-rsid="00217c20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officeooo:paragraph-rsid="00245117" style:font-name-asian="Times New Roman" style:font-size-asian="14pt" style:font-name-complex="Times New Roman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7c20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a174" officeooo:paragraph-rsid="0022a174" style:font-name-asian="Times New Roman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45117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a74be" officeooo:paragraph-rsid="002a74be" style:font-name-asian="Times New Roman" style:font-size-asian="14pt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7c20" officeooo:paragraph-rsid="00217c20" style:font-name-asian="Times New Roman" style:font-size-asian="14pt" style:font-weight-asian="normal" style:font-name-complex="Times New Roman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64a9b" style:font-name-asian="Times New Roman" style:font-size-asian="14pt" style:font-weight-asian="normal" style:font-name-complex="Times New Roman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5117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74be" officeooo:paragraph-rsid="002a74be" style:font-name-asian="Times New Roman" style:font-size-asian="14pt" style:font-weight-asian="normal" style:font-name-complex="Times New Roman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ca03d" officeooo:paragraph-rsid="002ca03d" style:font-name-asian="Times New Roman" style:font-size-asian="14pt" style:font-weight-asian="normal" style:font-name-complex="Times New Roman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d9bdb" officeooo:paragraph-rsid="002d9bdb" style:font-name-asian="Times New Roman" style:font-size-asian="14pt" style:font-weight-asian="normal" style:font-name-complex="Times New Roman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ca03d" officeooo:paragraph-rsid="002ca03d" style:font-name-asian="Times New Roman" style:font-size-asian="12.25pt" style:font-weight-asian="normal" style:font-name-complex="Times New Roman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d9bdb" officeooo:paragraph-rsid="002d9bd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d9bdb" officeooo:paragraph-rsid="004bc8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2e7194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4e95e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4f81e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51afe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8" style:family="paragraph" style:parent-style-name="Standard">
      <style:text-properties style:font-name="Times New Roman" fo:font-size="14pt" fo:font-style="normal" fo:font-weight="normal" officeooo:rsid="002e7194" officeooo:paragraph-rsid="004bc8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a03d" officeooo:paragraph-rsid="002ca03d" style:font-name-asian="Times New Roman" style:font-size-asian="16pt" style:font-weight-asian="bold" style:font-name-complex="Times New Roman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a03d" officeooo:paragraph-rsid="00339484" style:font-name-asian="Times New Roman" style:font-size-asian="16pt" style:font-weight-asian="bold" style:font-name-complex="Times New Roman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dd409" officeooo:paragraph-rsid="00339484" style:font-name-asian="Times New Roman" style:font-size-asian="16pt" style:font-weight-asian="bold" style:font-name-complex="Times New Roman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2ca03d" officeooo:paragraph-rsid="002ca03d" style:font-name-asian="Times New Roman" style:font-size-asian="16pt" style:font-weight-asian="normal" style:font-name-complex="Times New Roman" style:font-size-complex="16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6pt" fo:font-style="normal" fo:font-weight="normal" officeooo:rsid="002e7194" officeooo:paragraph-rsid="002e7194" fo:background-color="#ffff00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officeooo:paragraph-rsid="00245117"/>
    </style:style>
    <style:style style:name="P65" style:family="paragraph" style:parent-style-name="Standard">
      <style:paragraph-properties fo:text-align="justify" style:justify-single-word="false"/>
      <style:text-properties officeooo:paragraph-rsid="002889ec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italic" fo:font-weight="bold" officeooo:rsid="00245117" officeooo:paragraph-rsid="00245117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normal" fo:font-weight="normal" officeooo:rsid="00282eaa" officeooo:paragraph-rsid="00282ea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normal" fo:font-weight="bold" officeooo:rsid="00282eaa" officeooo:paragraph-rsid="00264a9b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bold" officeooo:rsid="00245117" officeooo:paragraph-rsid="00245117" style:font-weight-asian="bold" style:font-weight-complex="bold"/>
    </style:style>
    <style:style style:name="P73" style:family="paragraph" style:parent-style-name="Standard">
      <style:text-properties officeooo:paragraph-rsid="002fda6e"/>
    </style:style>
    <style:style style:name="P74" style:family="paragraph" style:parent-style-name="Standard">
      <style:text-properties officeooo:paragraph-rsid="00339484"/>
    </style:style>
    <style:style style:name="P75" style:family="paragraph" style:parent-style-name="Standard">
      <style:text-properties officeooo:paragraph-rsid="00369f76"/>
    </style:style>
    <style:style style:name="P76" style:family="paragraph" style:parent-style-name="Standard">
      <style:text-properties officeooo:rsid="00399ede" officeooo:paragraph-rsid="00399ede" fo:background-color="#ffff00"/>
    </style:style>
    <style:style style:name="P77" style:family="paragraph" style:parent-style-name="Standard">
      <style:text-properties officeooo:rsid="00399ede" officeooo:paragraph-rsid="003a51b2" fo:background-color="#ffff00"/>
    </style:style>
    <style:style style:name="P78" style:family="paragraph" style:parent-style-name="Standard">
      <style:text-properties officeooo:paragraph-rsid="003a51b2"/>
    </style:style>
    <style:style style:name="P79" style:family="paragraph" style:parent-style-name="Standard">
      <style:text-properties officeooo:paragraph-rsid="003e4a69"/>
    </style:style>
    <style:style style:name="P80" style:family="paragraph" style:parent-style-name="Standard">
      <style:text-properties officeooo:paragraph-rsid="0041558e"/>
    </style:style>
    <style:style style:name="P81" style:family="paragraph" style:parent-style-name="Standard">
      <style:text-properties officeooo:paragraph-rsid="0044cb4b"/>
    </style:style>
    <style:style style:name="P82" style:family="paragraph" style:parent-style-name="Standard">
      <style:text-properties officeooo:paragraph-rsid="00467fc9"/>
    </style:style>
    <style:style style:name="P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84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2fda6e" style:font-name-asian="Times New Roman1" style:font-size-asian="14pt" style:font-weight-asian="bold" style:font-name-complex="Times New Roman1" style:font-size-complex="14pt" style:font-weight-complex="bold"/>
    </style:style>
    <style:style style:name="P85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39484" style:font-name-asian="Times New Roman1" style:font-size-asian="14pt" style:font-weight-asian="bold" style:font-name-complex="Times New Roman1" style:font-size-complex="14pt" style:font-weight-complex="bold"/>
    </style:style>
    <style:style style:name="P86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69f76" style:font-name-asian="Times New Roman1" style:font-size-asian="14pt" style:font-weight-asian="bold" style:font-name-complex="Times New Roman1" style:font-size-complex="14pt" style:font-weight-complex="bold"/>
    </style:style>
    <style:style style:name="P87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a51b2" style:font-name-asian="Times New Roman1" style:font-size-asian="14pt" style:font-weight-asian="bold" style:font-name-complex="Times New Roman1" style:font-size-complex="14pt" style:font-weight-complex="bold"/>
    </style:style>
    <style:style style:name="P88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e4a69" style:font-name-asian="Times New Roman1" style:font-size-asian="14pt" style:font-weight-asian="bold" style:font-name-complex="Times New Roman1" style:font-size-complex="14pt" style:font-weight-complex="bold"/>
    </style:style>
    <style:style style:name="P89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1558e" style:font-name-asian="Times New Roman1" style:font-size-asian="14pt" style:font-weight-asian="bold" style:font-name-complex="Times New Roman1" style:font-size-complex="14pt" style:font-weight-complex="bold"/>
    </style:style>
    <style:style style:name="P90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4cb4b" style:font-name-asian="Times New Roman1" style:font-size-asian="14pt" style:font-weight-asian="bold" style:font-name-complex="Times New Roman1" style:font-size-complex="14pt" style:font-weight-complex="bold"/>
    </style:style>
    <style:style style:name="P91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67fc9" style:font-name-asian="Times New Roman1" style:font-size-asian="14pt" style:font-weight-asian="bold" style:font-name-complex="Times New Roman1" style:font-size-complex="14pt" style:font-weight-complex="bold"/>
    </style:style>
    <style:style style:name="P92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bc86f" style:font-name-asian="Times New Roman1" style:font-size-asian="14pt" style:font-weight-asian="bold" style:font-name-complex="Times New Roman1" style:font-size-complex="14pt" style:font-weight-complex="bold"/>
    </style:style>
    <style:style style:name="P93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f81e0" style:font-name-asian="Times New Roman1" style:font-size-asian="14pt" style:font-weight-asian="bold" style:font-name-complex="Times New Roman1" style:font-size-complex="14pt" style:font-weight-complex="bold"/>
    </style:style>
    <style:style style:name="P94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51afee" style:font-name-asian="Times New Roman1" style:font-size-asian="14pt" style:font-weight-asian="bold" style:font-name-complex="Times New Roman1" style:font-size-complex="14pt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2fda6e" style:font-size-asian="14pt" style:font-weight-asian="bold" style:font-size-complex="14pt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1d36f" style:font-size-asian="14pt" style:font-weight-asian="bold" style:font-size-complex="14pt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35092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39484" style:font-size-asian="14pt" style:font-weight-asian="bold" style:font-size-complex="14pt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54359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69f76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a51b2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e4a69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1558e" style:font-size-asian="14pt" style:font-weight-asian="bold" style:font-size-complex="14pt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4cb4b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67fc9" style:font-size-asian="14pt" style:font-weight-asian="bold" style:font-size-complex="14pt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bc86f" style:font-size-asian="14pt" style:font-weight-asian="bold" style:font-size-complex="14pt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f81e0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51afee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fo:font-size="14pt" fo:font-weight="bold" officeooo:rsid="001a04ac" officeooo:paragraph-rsid="002fda6e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2fda6e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3f66a1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4ab3a9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50632d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fo:font-size="14pt" fo:font-weight="bold" officeooo:rsid="001b8a32" officeooo:paragraph-rsid="002fda6e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fo:font-size="14pt" fo:font-weight="bold" officeooo:rsid="001f50cc" officeooo:paragraph-rsid="00335092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fo:font-size="14pt" fo:font-weight="bold" officeooo:rsid="00354359" officeooo:paragraph-rsid="00354359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fo:font-size="14pt" fo:font-weight="bold" officeooo:rsid="00357160" officeooo:paragraph-rsid="00357160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3d70b0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3e4a69" style:font-size-asian="14pt" style:font-weight-asian="bold" style:font-size-complex="14pt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41558e" style:font-size-asian="14pt" style:font-weight-asian="bold" style:font-size-complex="14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fo:font-size="14pt" fo:font-weight="bold" officeooo:rsid="003f66a1" officeooo:paragraph-rsid="003f66a1" style:font-size-asian="14pt" style:font-weight-asian="bold" style:font-size-complex="14pt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fo:font-size="14pt" fo:font-weight="bold" officeooo:rsid="00448b38" officeooo:paragraph-rsid="00448b38" style:font-size-asian="14pt" style:font-weight-asian="bold" style:font-size-complex="14pt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4cc208" style:font-size-asian="14pt" style:font-weight-asian="bold" style:font-size-complex="14pt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4f81e0" style:font-size-asian="14pt" style:font-weight-asian="bold" style:font-size-complex="14pt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51afee" style:font-size-asian="14pt" style:font-weight-asian="bold" style:font-size-complex="14pt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fo:font-size="14pt" fo:font-weight="bold" officeooo:rsid="0050632d" officeooo:paragraph-rsid="0050632d" style:font-size-asian="14pt" style:font-weight-asian="bold" style:font-size-complex="14pt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2fda6e" style:font-size-asian="14pt" style:font-weight-asian="normal" style:font-size-complex="14pt" style:font-weight-complex="normal"/>
    </style:style>
    <style:style style:name="P128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3f66a1" style:font-size-asian="14pt" style:font-weight-asian="normal" style:font-size-complex="14pt" style:font-weight-complex="normal"/>
    </style:style>
    <style:style style:name="P129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4ab3a9" style:font-size-asian="14pt" style:font-weight-asian="normal" style:font-size-complex="14pt" style:font-weight-complex="normal"/>
    </style:style>
    <style:style style:name="P130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50632d" style:font-size-asian="14pt" style:font-weight-asian="normal" style:font-size-complex="14pt" style:font-weight-complex="normal"/>
    </style:style>
    <style:style style:name="P131" style:family="paragraph" style:parent-style-name="Table_20_Contents">
      <style:paragraph-properties fo:text-align="justify" style:justify-single-word="false"/>
      <style:text-properties fo:font-size="14pt" fo:font-weight="normal" officeooo:rsid="001c005e" officeooo:paragraph-rsid="002fda6e" style:font-size-asian="14pt" style:font-weight-asian="normal" style:font-size-complex="14pt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fo:font-size="14pt" fo:font-weight="normal" officeooo:rsid="001c005e" officeooo:paragraph-rsid="00339484" style:font-size-asian="14pt" style:font-weight-asian="normal" style:font-size-complex="14pt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fo:font-size="14pt" fo:font-weight="normal" officeooo:rsid="00335092" officeooo:paragraph-rsid="00335092" style:font-size-asian="14pt" style:font-weight-asian="normal" style:font-size-complex="14pt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fo:font-size="14pt" fo:font-weight="normal" officeooo:rsid="001f50cc" officeooo:paragraph-rsid="00335092" style:font-size-asian="14pt" style:font-weight-asian="normal" style:font-size-complex="14pt" style:font-weight-complex="normal"/>
    </style:style>
    <style:style style:name="P135" style:family="paragraph" style:parent-style-name="Table_20_Contents">
      <style:paragraph-properties fo:text-align="justify" style:justify-single-word="false"/>
      <style:text-properties fo:font-size="14pt" fo:font-weight="normal" officeooo:rsid="003c4b92" officeooo:paragraph-rsid="00369f76" style:font-size-asian="14pt" style:font-weight-asian="normal" style:font-size-complex="14pt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fo:font-size="14pt" fo:font-weight="normal" officeooo:rsid="00369f76" officeooo:paragraph-rsid="00369f76" style:font-size-asian="14pt" style:font-weight-asian="normal" style:font-size-complex="14pt" style:font-weight-complex="normal"/>
    </style:style>
    <style:style style:name="P137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69f76" style:font-size-asian="14pt" style:font-weight-asian="normal" style:font-size-complex="14pt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997f4" style:font-size-asian="14pt" style:font-weight-asian="normal" style:font-size-complex="14pt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a51b2" style:font-size-asian="14pt" style:font-weight-asian="normal" style:font-size-complex="14pt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fo:font-size="14pt" fo:font-weight="normal" officeooo:rsid="00357160" officeooo:paragraph-rsid="00357160" style:font-size-asian="14pt" style:font-weight-asian="normal" style:font-size-complex="14pt" style:font-weight-complex="normal"/>
    </style:style>
    <style:style style:name="P141" style:family="paragraph" style:parent-style-name="Table_20_Contents">
      <style:paragraph-properties fo:text-align="justify" style:justify-single-word="false"/>
      <style:text-properties fo:font-size="14pt" fo:font-weight="normal" officeooo:rsid="003d70b0" officeooo:paragraph-rsid="003d70b0" style:font-size-asian="14pt" style:font-weight-asian="normal" style:font-size-complex="14pt" style:font-weight-complex="normal"/>
    </style:style>
    <style:style style:name="P142" style:family="paragraph" style:parent-style-name="Table_20_Contents">
      <style:paragraph-properties fo:text-align="justify" style:justify-single-word="false"/>
      <style:text-properties fo:font-size="14pt" fo:font-weight="normal" officeooo:rsid="003e4a69" officeooo:paragraph-rsid="003e4a69" style:font-size-asian="14pt" style:font-weight-asian="normal" style:font-size-complex="14pt" style:font-weight-complex="normal"/>
    </style:style>
    <style:style style:name="P143" style:family="paragraph" style:parent-style-name="Table_20_Contents">
      <style:paragraph-properties fo:text-align="justify" style:justify-single-word="false"/>
      <style:text-properties fo:font-size="14pt" fo:font-weight="normal" officeooo:rsid="003ed245" officeooo:paragraph-rsid="003ed245" style:font-size-asian="14pt" style:font-weight-asian="normal" style:font-size-complex="14pt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fo:font-size="14pt" fo:font-weight="normal" officeooo:rsid="003f66a1" officeooo:paragraph-rsid="003f66a1" style:font-size-asian="14pt" style:font-weight-asian="normal" style:font-size-complex="14pt" style:font-weight-complex="normal"/>
    </style:style>
    <style:style style:name="P145" style:family="paragraph" style:parent-style-name="Table_20_Contents">
      <style:paragraph-properties fo:text-align="justify" style:justify-single-word="false"/>
      <style:text-properties fo:font-size="14pt" fo:font-weight="normal" officeooo:rsid="00431901" officeooo:paragraph-rsid="00431901" style:font-size-asian="14pt" style:font-weight-asian="normal" style:font-size-complex="14pt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fo:font-size="14pt" fo:font-weight="normal" officeooo:rsid="00448b38" officeooo:paragraph-rsid="00448b38" style:font-size-asian="14pt" style:font-weight-asian="normal" style:font-size-complex="14pt" style:font-weight-complex="normal"/>
    </style:style>
    <style:style style:name="P147" style:family="paragraph" style:parent-style-name="Table_20_Contents">
      <style:paragraph-properties fo:text-align="justify" style:justify-single-word="false"/>
      <style:text-properties fo:font-size="14pt" fo:font-weight="normal" officeooo:rsid="0044cb4b" officeooo:paragraph-rsid="0044cb4b" style:font-size-asian="14pt" style:font-weight-asian="normal" style:font-size-complex="14pt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fo:font-size="14pt" fo:font-weight="normal" officeooo:rsid="00453c03" officeooo:paragraph-rsid="0044cb4b" style:font-size-asian="14pt" style:font-weight-asian="normal" style:font-size-complex="14pt" style:font-weight-complex="normal"/>
    </style:style>
    <style:style style:name="P149" style:family="paragraph" style:parent-style-name="Table_20_Contents">
      <style:paragraph-properties fo:text-align="justify" style:justify-single-word="false"/>
      <style:text-properties fo:font-size="14pt" fo:font-weight="normal" officeooo:rsid="00453c03" officeooo:paragraph-rsid="00467fc9" style:font-size-asian="14pt" style:font-weight-asian="normal" style:font-size-complex="14pt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fo:font-size="14pt" fo:font-weight="normal" officeooo:rsid="00473cc4" officeooo:paragraph-rsid="00473cc4" style:font-size-asian="14pt" style:font-weight-asian="normal" style:font-size-complex="14pt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fo:font-size="14pt" fo:font-weight="normal" officeooo:rsid="004cc208" officeooo:paragraph-rsid="004cc208" style:font-size-asian="14pt" style:font-weight-asian="normal" style:font-size-complex="14pt" style:font-weight-complex="normal"/>
    </style:style>
    <style:style style:name="P152" style:family="paragraph" style:parent-style-name="Table_20_Contents">
      <style:paragraph-properties fo:text-align="justify" style:justify-single-word="false"/>
      <style:text-properties fo:font-size="14pt" fo:font-weight="normal" officeooo:rsid="0050632d" officeooo:paragraph-rsid="0050632d" style:font-size-asian="14pt" style:font-weight-asian="normal" style:font-size-complex="14pt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fo:font-size="14pt" officeooo:paragraph-rsid="002fda6e" style:font-size-asian="14pt" style:font-size-complex="14pt"/>
    </style:style>
    <style:style style:name="P154" style:family="paragraph" style:parent-style-name="Table_20_Contents">
      <style:paragraph-properties fo:text-align="justify" style:justify-single-word="false"/>
      <style:text-properties fo:color="#ff0000" fo:font-size="14pt" fo:font-weight="normal" officeooo:rsid="00473cc4" officeooo:paragraph-rsid="0048e56a" style:font-size-asian="14pt" style:font-weight-asian="normal" style:font-size-complex="14pt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fo:color="#ff0000" fo:font-size="14pt" fo:font-weight="normal" officeooo:rsid="0050f403" officeooo:paragraph-rsid="0050f403" style:font-size-asian="14pt" style:font-weight-asian="normal" style:font-size-complex="14pt" style:font-weight-complex="normal"/>
    </style:style>
    <style:style style:name="P156" style:family="paragraph" style:parent-style-name="Table_20_Contents">
      <style:paragraph-properties fo:text-align="justify" style:justify-single-word="false"/>
      <style:text-properties fo:color="#000000" fo:font-size="14pt" fo:font-weight="normal" officeooo:rsid="004bc86f" officeooo:paragraph-rsid="004bc86f" style:font-size-asian="14pt" style:font-weight-asian="normal" style:font-size-complex="14pt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fo:color="#000000" fo:font-size="14pt" fo:font-weight="normal" officeooo:rsid="004cc208" officeooo:paragraph-rsid="004cc208" style:font-size-asian="14pt" style:font-weight-asian="normal" style:font-size-complex="14pt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fo:color="#000000" fo:font-size="14pt" fo:font-weight="normal" officeooo:rsid="0050632d" officeooo:paragraph-rsid="0050632d" style:font-size-asian="14pt" style:font-weight-asian="normal" style:font-size-complex="14pt" style:font-weight-complex="normal"/>
    </style:style>
    <style:style style:name="P159" style:family="paragraph" style:parent-style-name="Table_20_Contents" style:list-style-name="L4">
      <style:paragraph-properties fo:text-align="justify" style:justify-single-word="false"/>
      <style:text-properties fo:font-size="14pt" fo:font-weight="normal" officeooo:rsid="001540aa" officeooo:paragraph-rsid="002fda6e" style:font-size-asian="14pt" style:font-weight-asian="normal" style:font-size-complex="14pt" style:font-weight-complex="normal"/>
    </style:style>
    <style:style style:name="P160" style:family="paragraph" style:parent-style-name="Table_20_Contents" style:list-style-name="L4">
      <style:paragraph-properties fo:text-align="justify" style:justify-single-word="false"/>
      <style:text-properties fo:font-size="14pt" fo:font-weight="normal" officeooo:rsid="0016eb9e" officeooo:paragraph-rsid="002fda6e" style:font-size-asian="14pt" style:font-weight-asian="normal" style:font-size-complex="14pt" style:font-weight-complex="normal"/>
    </style:style>
    <style:style style:name="P161" style:family="paragraph" style:parent-style-name="Table_20_Contents" style:list-style-name="L5">
      <style:paragraph-properties fo:text-align="justify" style:justify-single-word="false"/>
      <style:text-properties fo:font-size="14pt" fo:font-weight="normal" officeooo:rsid="00354359" officeooo:paragraph-rsid="00354359" style:font-size-asian="14pt" style:font-weight-asian="normal" style:font-size-complex="14pt" style:font-weight-complex="normal"/>
    </style:style>
    <style:style style:name="P162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69f76" style:font-size-asian="14pt" style:font-weight-asian="normal" style:font-size-complex="14pt" style:font-weight-complex="normal"/>
    </style:style>
    <style:style style:name="P163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a51b2" style:font-size-asian="14pt" style:font-weight-asian="normal" style:font-size-complex="14pt" style:font-weight-complex="normal"/>
    </style:style>
    <style:style style:name="P164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e4a69" style:font-size-asian="14pt" style:font-weight-asian="normal" style:font-size-complex="14pt" style:font-weight-complex="normal"/>
    </style:style>
    <style:style style:name="P165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1558e" style:font-size-asian="14pt" style:font-weight-asian="normal" style:font-size-complex="14pt" style:font-weight-complex="normal"/>
    </style:style>
    <style:style style:name="P166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4cb4b" style:font-size-asian="14pt" style:font-weight-asian="normal" style:font-size-complex="14pt" style:font-weight-complex="normal"/>
    </style:style>
    <style:style style:name="P167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67fc9" style:font-size-asian="14pt" style:font-weight-asian="normal" style:font-size-complex="14pt" style:font-weight-complex="normal"/>
    </style:style>
    <style:style style:name="P16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bc86f" style:font-size-asian="14pt" style:font-weight-asian="normal" style:font-size-complex="14pt" style:font-weight-complex="normal"/>
    </style:style>
    <style:style style:name="P16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f81e0" style:font-size-asian="14pt" style:font-weight-asian="normal" style:font-size-complex="14pt" style:font-weight-complex="normal"/>
    </style:style>
    <style:style style:name="P170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51afee" style:font-size-asian="14pt" style:font-weight-asian="normal" style:font-size-complex="14pt" style:font-weight-complex="normal"/>
    </style:style>
    <style:style style:name="P171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54dfea" style:font-size-asian="14pt" style:font-weight-asian="normal" style:font-size-complex="14pt" style:font-weight-complex="normal"/>
    </style:style>
    <style:style style:name="P172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bcd77" officeooo:paragraph-rsid="003bcd77" style:font-size-asian="14pt" style:font-weight-asian="normal" style:font-size-complex="14pt" style:font-weight-complex="normal"/>
    </style:style>
    <style:style style:name="P173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3e4a69" style:font-size-asian="14pt" style:font-weight-asian="normal" style:font-size-complex="14pt" style:font-weight-complex="normal"/>
    </style:style>
    <style:style style:name="P174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41558e" style:font-size-asian="14pt" style:font-weight-asian="normal" style:font-size-complex="14pt" style:font-weight-complex="normal"/>
    </style:style>
    <style:style style:name="P175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44cb4b" style:font-size-asian="14pt" style:font-weight-asian="normal" style:font-size-complex="14pt" style:font-weight-complex="normal"/>
    </style:style>
    <style:style style:name="P176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73cc4" style:font-size-asian="14pt" style:font-weight-asian="normal" style:font-size-complex="14pt" style:font-weight-complex="normal"/>
    </style:style>
    <style:style style:name="P177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bc86f" style:font-size-asian="14pt" style:font-weight-asian="normal" style:font-size-complex="14pt" style:font-weight-complex="normal"/>
    </style:style>
    <style:style style:name="P17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f81e0" style:font-size-asian="14pt" style:font-weight-asian="normal" style:font-size-complex="14pt" style:font-weight-complex="normal"/>
    </style:style>
    <style:style style:name="P17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51afee" style:font-size-asian="14pt" style:font-weight-asian="normal" style:font-size-complex="14pt" style:font-weight-complex="normal"/>
    </style:style>
    <style:style style:name="P180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54dfea" style:font-size-asian="14pt" style:font-weight-asian="normal" style:font-size-complex="14pt" style:font-weight-complex="normal"/>
    </style:style>
    <style:style style:name="P181" style:family="paragraph" style:parent-style-name="Table_20_Contents">
      <style:paragraph-properties fo:text-align="justify" style:justify-single-word="false"/>
      <style:text-properties fo:font-size="14pt" fo:font-weight="normal" officeooo:rsid="0051afee" officeooo:paragraph-rsid="0051afee" style:font-size-asian="14pt" style:font-weight-asian="normal" style:font-size-complex="14pt" style:font-weight-complex="normal"/>
    </style:style>
    <style:style style:name="P182" style:family="paragraph" style:parent-style-name="Table_20_Contents">
      <style:paragraph-properties fo:text-align="justify" style:justify-single-word="false"/>
      <style:text-properties fo:font-size="14pt" fo:font-weight="normal" officeooo:rsid="00537b94" officeooo:paragraph-rsid="00537b94" style:font-size-asian="14pt" style:font-weight-asian="normal" style:font-size-complex="14pt" style:font-weight-complex="normal"/>
    </style:style>
    <style:style style:name="P183" style:family="paragraph" style:parent-style-name="Table_20_Contents">
      <style:paragraph-properties fo:text-align="justify" style:justify-single-word="false"/>
      <style:text-properties fo:font-size="14pt" fo:font-weight="normal" officeooo:rsid="0054dfea" officeooo:paragraph-rsid="0054dfea" style:font-size-asian="14pt" style:font-weight-asian="normal" style:font-size-complex="14pt" style:font-weight-complex="normal"/>
    </style:style>
    <style:style style:name="P184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54dfea" style:font-size-asian="14pt" style:font-weight-asian="bold" style:font-size-complex="14pt" style:font-weight-complex="bold"/>
    </style:style>
    <style:style style:name="P185" style:family="paragraph" style:parent-style-name="Table_20_Contents" style:list-style-name="L5">
      <style:paragraph-properties fo:text-align="justify" style:justify-single-word="false"/>
      <style:text-properties officeooo:rsid="00354359" officeooo:paragraph-rsid="00354359"/>
    </style:style>
    <style:style style:name="P186" style:family="paragraph" style:parent-style-name="Table_20_Contents">
      <style:paragraph-properties fo:text-align="justify" style:justify-single-word="false"/>
      <style:text-properties fo:color="#000000" fo:font-size="14pt" fo:font-weight="bold" officeooo:rsid="00547711" officeooo:paragraph-rsid="00547711" style:font-size-asian="14pt" style:font-weight-asian="bold" style:font-size-complex="14pt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color="#000000" fo:font-size="14pt" fo:font-weight="bold" officeooo:rsid="0054dfea" officeooo:paragraph-rsid="0054dfea" style:font-size-asian="14pt" style:font-weight-asian="bold" style:font-size-complex="14pt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color="#000000" fo:font-size="14pt" fo:font-weight="normal" officeooo:rsid="00547711" officeooo:paragraph-rsid="00547711" style:font-size-asian="14pt" style:font-weight-asian="normal" style:font-size-complex="14pt" style:font-weight-complex="normal"/>
    </style:style>
    <style:style style:name="P189" style:family="paragraph" style:parent-style-name="Table_20_Contents">
      <style:paragraph-properties fo:text-align="justify" style:justify-single-word="false"/>
      <style:text-properties fo:color="#000000" fo:font-size="14pt" fo:font-weight="normal" officeooo:rsid="00547711" officeooo:paragraph-rsid="0054dfea" style:font-size-asian="14pt" style:font-weight-asian="normal" style:font-size-complex="14pt" style:font-weight-complex="normal"/>
    </style:style>
    <style:style style:name="P190" style:family="paragraph" style:parent-style-name="Table_20_Contents">
      <style:paragraph-properties fo:text-align="justify" style:justify-single-word="false"/>
      <style:text-properties fo:color="#000000" fo:font-size="14pt" fo:font-weight="normal" officeooo:rsid="0054dfea" officeooo:paragraph-rsid="0054dfea" style:font-size-asian="14pt" style:font-weight-asian="normal" style:font-size-complex="14pt" style:font-weight-complex="normal"/>
    </style:style>
    <style:style style:name="P191" style:family="paragraph" style:parent-style-name="Standard" style:list-style-name="L1">
      <style:paragraph-properties fo:text-align="justify" style:justify-single-word="false"/>
      <style:text-properties officeooo:paragraph-rsid="000d1b79"/>
    </style:style>
    <style:style style:name="P192" style:family="paragraph" style:parent-style-name="Standard" style:list-style-name="L2">
      <style:paragraph-properties fo:text-align="justify" style:justify-single-word="false"/>
      <style:text-properties officeooo:paragraph-rsid="000d8ca2"/>
    </style:style>
    <style:style style:name="P193" style:family="paragraph" style:parent-style-name="Standard" style:list-style-name="L2">
      <style:paragraph-properties fo:text-align="justify" style:justify-single-word="false"/>
      <style:text-properties officeooo:paragraph-rsid="000e421c"/>
    </style:style>
    <style:style style:name="P194" style:family="paragraph" style:parent-style-name="Standard" style:list-style-name="L3">
      <style:paragraph-properties fo:text-align="justify" style:justify-single-word="false"/>
      <style:text-properties officeooo:paragraph-rsid="000d8ca2"/>
    </style:style>
    <style:style style:name="P195" style:family="paragraph" style:parent-style-name="Standard" style:list-style-name="L1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96" style:family="paragraph" style:parent-style-name="Standard" style:list-style-name="L2">
      <style:paragraph-properties fo:text-align="justify" style:justify-single-word="false"/>
      <style:text-properties fo:font-size="14pt" fo:font-weight="normal" officeooo:rsid="000b0b89" officeooo:paragraph-rsid="000d8ca2" style:font-size-asian="12.25pt" style:font-weight-asian="normal" style:font-size-complex="14pt" style:font-weight-complex="normal"/>
    </style:style>
    <style:style style:name="P197" style:family="paragraph" style:parent-style-name="Standard" style:list-style-name="L3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98" style:family="paragraph" style:parent-style-name="Standard">
      <style:text-properties fo:font-variant="normal" fo:text-transform="none" fo:color="#4b4b4b" style:font-name="Roboto" fo:font-size="11.25pt" fo:letter-spacing="normal" fo:font-style="normal" fo:font-weight="normal" officeooo:rsid="003ed245" officeooo:paragraph-rsid="003ed245"/>
    </style:style>
    <style:style style:name="P199" style:family="paragraph" style:parent-style-name="Standard">
      <style:text-properties fo:font-variant="normal" fo:text-transform="none" fo:color="#4b4b4b" style:font-name="Roboto" fo:font-size="11.25pt" fo:letter-spacing="normal" fo:font-style="normal" fo:font-weight="normal" officeooo:rsid="003ed245" officeooo:paragraph-rsid="0041558e"/>
    </style:style>
    <style:style style:name="P200" style:family="paragraph" style:parent-style-name="Standard">
      <style:text-properties officeooo:paragraph-rsid="0051afee"/>
    </style:style>
    <style:style style:name="P201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54dfe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fda6e" officeooo:paragraph-rsid="002fda6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fda6e" officeooo:paragraph-rsid="002d9bd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58f52f" officeooo:paragraph-rsid="0058f52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5" style:family="paragraph" style:parent-style-name="Standard">
      <style:text-properties officeooo:paragraph-rsid="0054dfea"/>
    </style:style>
    <style:style style:name="P206" style:family="paragraph" style:parent-style-name="Standard">
      <style:text-properties officeooo:rsid="00573d74" officeooo:paragraph-rsid="00573d74"/>
    </style:style>
    <style:style style:name="P207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54dfea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officeooo:rsid="000aa599"/>
    </style:style>
    <style:style style:name="T2" style:family="text">
      <style:text-properties officeooo:rsid="000b0b89"/>
    </style:style>
    <style:style style:name="T3" style:family="text">
      <style:text-properties fo:font-size="14pt" fo:font-weight="normal" officeooo:rsid="000b0b8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d1b79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d8ca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e421c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0ea7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3565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354359" style:font-size-asian="14pt" style:font-weight-asian="normal" style:font-size-complex="14pt" style:font-weight-complex="normal"/>
    </style:style>
    <style:style style:name="T11" style:family="text">
      <style:text-properties fo:font-size="14pt" fo:font-style="normal" style:font-size-asian="12.25pt" style:font-style-asian="normal" style:font-size-complex="14pt" style:font-style-complex="normal"/>
    </style:style>
    <style:style style:name="T12" style:family="text">
      <style:text-properties fo:font-size="14pt" fo:font-style="normal" officeooo:rsid="00143974" style:font-size-asian="12.25pt" style:font-style-asian="normal" style:font-size-complex="14pt" style:font-style-complex="normal"/>
    </style:style>
    <style:style style:name="T13" style:family="text">
      <style:text-properties officeooo:rsid="000e421c"/>
    </style:style>
    <style:style style:name="T14" style:family="text">
      <style:text-properties officeooo:rsid="000f8188"/>
    </style:style>
    <style:style style:name="T15" style:family="text">
      <style:text-properties officeooo:rsid="0010ea71"/>
    </style:style>
    <style:style style:name="T16" style:family="text">
      <style:text-properties fo:color="#ff0000" fo:font-size="14pt" fo:font-style="normal" style:font-size-asian="12.25pt" style:font-style-asian="normal" style:font-size-complex="14pt" style:font-style-complex="normal"/>
    </style:style>
    <style:style style:name="T17" style:family="text">
      <style:text-properties fo:color="#ff0000" officeooo:rsid="001be48b"/>
    </style:style>
    <style:style style:name="T18" style:family="text">
      <style:text-properties fo:color="#ff0000" fo:font-weight="normal" officeooo:rsid="00385c67" style:font-weight-asian="normal" style:font-weight-complex="normal"/>
    </style:style>
    <style:style style:name="T19" style:family="text">
      <style:text-properties fo:color="#ff0000" fo:font-weight="normal" officeooo:rsid="0051afee" style:font-weight-asian="normal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0b0b89" style:font-size-asian="16pt" style:font-size-complex="16pt"/>
    </style:style>
    <style:style style:name="T22" style:family="text">
      <style:text-properties style:font-name="Times New Roman" fo:font-size="14pt" fo:font-weight="normal" officeooo:rsid="00245117" style:font-name-asian="Times New Roman" style:font-size-asian="14pt" style:font-weight-asian="normal" style:font-name-complex="Times New Roman" style:font-size-complex="14pt" style:font-weight-complex="normal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officeooo:rsid="001dd409" style:font-name-asian="Times New Roman" style:font-name-complex="Times New Roman"/>
    </style:style>
    <style:style style:name="T25" style:family="text">
      <style:text-properties officeooo:rsid="001db72c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7" style:family="text">
      <style:text-properties fo:font-variant="normal" fo:text-transform="none" fo:color="#222222" style:font-name="arial" fo:font-size="12pt" fo:letter-spacing="normal" fo:font-style="normal" fo:font-weight="normal" officeooo:rsid="00245117"/>
    </style:style>
    <style:style style:name="T28" style:family="text">
      <style:text-properties fo:font-variant="normal" fo:text-transform="none" fo:color="#222222" style:font-name="Times New Roman" fo:font-size="14pt" fo:letter-spacing="normal" fo:font-style="normal" fo:font-weight="normal" officeooo:rsid="002889ec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9" style:family="text">
      <style:text-properties fo:font-variant="normal" fo:text-transform="none" fo:color="#222222" fo:letter-spacing="normal" fo:font-style="normal" officeooo:rsid="00282eaa" style:font-style-asian="normal" style:font-style-complex="normal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font-style="italic" fo:font-weight="normal" officeooo:rsid="002889ec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officeooo:rsid="00245117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e194c" style:font-weight-asian="normal" style:font-weight-complex="normal"/>
    </style:style>
    <style:style style:name="T38" style:family="text">
      <style:text-properties fo:font-weight="normal" officeooo:rsid="000f1d67" style:font-weight-asian="normal" style:font-weight-complex="normal"/>
    </style:style>
    <style:style style:name="T39" style:family="text">
      <style:text-properties fo:font-weight="normal" officeooo:rsid="0016eb9e" style:font-weight-asian="normal" style:font-weight-complex="normal"/>
    </style:style>
    <style:style style:name="T40" style:family="text">
      <style:text-properties fo:font-weight="normal" officeooo:rsid="001b6e60" style:font-weight-asian="normal" style:font-weight-complex="normal"/>
    </style:style>
    <style:style style:name="T41" style:family="text">
      <style:text-properties fo:font-weight="normal" officeooo:rsid="001a04ac" style:font-weight-asian="normal" style:font-weight-complex="normal"/>
    </style:style>
    <style:style style:name="T42" style:family="text">
      <style:text-properties fo:font-weight="normal" officeooo:rsid="002fda6e" style:font-weight-asian="normal" style:font-weight-complex="normal"/>
    </style:style>
    <style:style style:name="T43" style:family="text">
      <style:text-properties fo:font-weight="normal" officeooo:rsid="00311098" style:font-weight-asian="normal" style:font-weight-complex="normal"/>
    </style:style>
    <style:style style:name="T44" style:family="text">
      <style:text-properties fo:font-weight="normal" officeooo:rsid="0031d36f" style:font-weight-asian="normal" style:font-weight-complex="normal"/>
    </style:style>
    <style:style style:name="T45" style:family="text">
      <style:text-properties fo:font-weight="normal" officeooo:rsid="00335092" style:font-weight-asian="normal" style:font-weight-complex="normal"/>
    </style:style>
    <style:style style:name="T46" style:family="text">
      <style:text-properties fo:font-weight="normal" officeooo:rsid="001cb8af" style:font-weight-asian="normal" style:font-weight-complex="normal"/>
    </style:style>
    <style:style style:name="T47" style:family="text">
      <style:text-properties fo:font-weight="normal" officeooo:rsid="001d75b3" style:font-weight-asian="normal" style:font-weight-complex="normal"/>
    </style:style>
    <style:style style:name="T48" style:family="text">
      <style:text-properties fo:font-weight="normal" officeooo:rsid="00354359" style:font-weight-asian="normal" style:font-weight-complex="normal"/>
    </style:style>
    <style:style style:name="T49" style:family="text">
      <style:text-properties fo:font-weight="normal" officeooo:rsid="00357160" style:font-weight-asian="normal" style:font-weight-complex="normal"/>
    </style:style>
    <style:style style:name="T50" style:family="text">
      <style:text-properties fo:font-weight="normal" officeooo:rsid="003c4b92" style:font-weight-asian="normal" style:font-weight-complex="normal"/>
    </style:style>
    <style:style style:name="T51" style:family="text">
      <style:text-properties fo:font-weight="normal" officeooo:rsid="00369f76" style:font-weight-asian="normal" style:font-weight-complex="normal"/>
    </style:style>
    <style:style style:name="T52" style:family="text">
      <style:text-properties fo:font-weight="normal" officeooo:rsid="00385c67" style:font-weight-asian="normal" style:font-weight-complex="normal"/>
    </style:style>
    <style:style style:name="T53" style:family="text">
      <style:text-properties fo:font-weight="normal" officeooo:rsid="003bcd77" style:font-weight-asian="normal" style:font-weight-complex="normal"/>
    </style:style>
    <style:style style:name="T54" style:family="text">
      <style:text-properties fo:font-weight="normal" officeooo:rsid="003e4a69" style:font-weight-asian="normal" style:font-weight-complex="normal"/>
    </style:style>
    <style:style style:name="T55" style:family="text">
      <style:text-properties fo:font-weight="normal" officeooo:rsid="00431901" style:font-weight-asian="normal" style:font-weight-complex="normal"/>
    </style:style>
    <style:style style:name="T56" style:family="text">
      <style:text-properties fo:font-weight="normal" officeooo:rsid="0044cb4b" style:font-weight-asian="normal" style:font-weight-complex="normal"/>
    </style:style>
    <style:style style:name="T57" style:family="text">
      <style:text-properties fo:font-weight="normal" officeooo:rsid="00473cc4" style:font-weight-asian="normal" style:font-weight-complex="normal"/>
    </style:style>
    <style:style style:name="T58" style:family="text">
      <style:text-properties fo:font-weight="normal" officeooo:rsid="004bc86f" style:font-weight-asian="normal" style:font-weight-complex="normal"/>
    </style:style>
    <style:style style:name="T59" style:family="text">
      <style:text-properties fo:font-weight="normal" officeooo:rsid="0050632d" style:font-weight-asian="normal" style:font-weight-complex="normal"/>
    </style:style>
    <style:style style:name="T60" style:family="text">
      <style:text-properties fo:font-weight="normal" officeooo:rsid="0051afee" style:font-weight-asian="normal" style:font-weight-complex="normal"/>
    </style:style>
    <style:style style:name="T61" style:family="text">
      <style:text-properties fo:font-weight="normal" officeooo:rsid="0054dfea" style:font-weight-asian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e7194" style:font-name-asian="Times New Roman" style:font-style-asian="normal" style:font-name-complex="Times New Roman" style:font-style-complex="normal"/>
    </style:style>
    <style:style style:name="T64" style:family="text">
      <style:text-properties fo:font-style="normal" officeooo:rsid="0051afee" style:font-name-asian="Times New Roman" style:font-style-asian="normal" style:font-name-complex="Times New Roman" style:font-style-complex="normal"/>
    </style:style>
    <style:style style:name="T65" style:family="text">
      <style:text-properties officeooo:rsid="002e7194"/>
    </style:style>
    <style:style style:name="T66" style:family="text">
      <style:text-properties officeooo:rsid="002fda6e"/>
    </style:style>
    <style:style style:name="T67" style:family="text">
      <style:text-properties officeooo:rsid="00311098"/>
    </style:style>
    <style:style style:name="T68" style:family="text">
      <style:text-properties officeooo:rsid="00312f99"/>
    </style:style>
    <style:style style:name="T69" style:family="text">
      <style:text-properties officeooo:rsid="0031d36f"/>
    </style:style>
    <style:style style:name="T70" style:family="text">
      <style:text-properties officeooo:rsid="00335092"/>
    </style:style>
    <style:style style:name="T71" style:family="text">
      <style:text-properties officeooo:rsid="001f50cc"/>
    </style:style>
    <style:style style:name="T72" style:family="text">
      <style:text-properties officeooo:rsid="00336591"/>
    </style:style>
    <style:style style:name="T73" style:family="text">
      <style:text-properties officeooo:rsid="00339484"/>
    </style:style>
    <style:style style:name="T74" style:family="text">
      <style:text-properties officeooo:rsid="00369f76"/>
    </style:style>
    <style:style style:name="T75" style:family="text">
      <style:text-properties officeooo:rsid="003a51b2"/>
    </style:style>
    <style:style style:name="T76" style:family="text">
      <style:text-properties officeooo:rsid="003b57a7"/>
    </style:style>
    <style:style style:name="T77" style:family="text">
      <style:text-properties officeooo:rsid="003e4a69"/>
    </style:style>
    <style:style style:name="T78" style:family="text">
      <style:text-properties officeooo:rsid="003ed245"/>
    </style:style>
    <style:style style:name="T79" style:family="text">
      <style:text-properties officeooo:rsid="003f66a1"/>
    </style:style>
    <style:style style:name="T80" style:family="text">
      <style:text-properties officeooo:rsid="0041558e"/>
    </style:style>
    <style:style style:name="T81" style:family="text">
      <style:text-properties officeooo:rsid="00448b38"/>
    </style:style>
    <style:style style:name="T82" style:family="text">
      <style:text-properties officeooo:rsid="0044cb4b"/>
    </style:style>
    <style:style style:name="T83" style:family="text">
      <style:text-properties officeooo:rsid="00453c03"/>
    </style:style>
    <style:style style:name="T84" style:family="text">
      <style:text-properties officeooo:rsid="00467fc9"/>
    </style:style>
    <style:style style:name="T85" style:family="text">
      <style:text-properties fo:color="#000000"/>
    </style:style>
    <style:style style:name="T86" style:family="text">
      <style:text-properties fo:color="#000000" officeooo:rsid="0048e56a"/>
    </style:style>
    <style:style style:name="T87" style:family="text">
      <style:text-properties fo:color="#000000" fo:font-weight="normal" officeooo:rsid="0054dfea" style:font-weight-asian="normal" style:font-weight-complex="normal"/>
    </style:style>
    <style:style style:name="T88" style:family="text">
      <style:text-properties officeooo:rsid="004ab3a9"/>
    </style:style>
    <style:style style:name="T89" style:family="text">
      <style:text-properties officeooo:rsid="004bc86f"/>
    </style:style>
    <style:style style:name="T90" style:family="text">
      <style:text-properties officeooo:rsid="004cc208"/>
    </style:style>
    <style:style style:name="T91" style:family="text">
      <style:text-properties officeooo:rsid="0050632d"/>
    </style:style>
    <style:style style:name="T92" style:family="text">
      <style:text-properties officeooo:rsid="00537b94"/>
    </style:style>
    <style:style style:name="T93" style:family="text">
      <style:text-properties officeooo:rsid="00547711"/>
    </style:style>
    <style:style style:name="T94" style:family="text">
      <style:text-properties officeooo:rsid="0058f5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Visão Geral do Sistema –<text:span text:style-name="T15"> Etapa I</text:span></text:p>
      <text:p text:style-name="P1"/>
      <text:p text:style-name="P2">Problema Existente</text:p>
      <text:p text:style-name="P7">Indisponibilidade de um sistema web para realização de eventos, onde seja possível atender as necessidades dos diversos participantes do evento. A princípio será atendida a necessidade do curso de Sistemas de Informação (SI) de uma página web para a divulgação e auxílio na realização da sua jornada acadêmica.</text:p>
      <text:p text:style-name="P7"/>
      <text:p text:style-name="P2">Impacto do Problema Existente</text:p>
      <text:p text:style-name="P7">A falta de um sistema que ajude na divulgação e realização da jornada acadêmica de SI torna a realização da mesma muito mais difícil, tomando mais tempo dos envolvidos na sua organização, assim como, compromete parte de sua qualidade e não captura dados para análise a posteriori sobre o evento.</text:p>
      <text:p text:style-name="P2"/>
      <text:p text:style-name="P2">Solução para o Problema Existente</text:p>
      <text:p text:style-name="P8">Sistema web que permitirá a divulgação e realização da jornada acadêmica de SI, <text:span text:style-name="T1">possibilitando que os diversos envolvidos (ministrantes de palestra(s) e/ou minicurso(s), coordenador e acadêmicos) <text:s/>no evento possam participar do evento com comodidade. </text:span></text:p>
      <text:p text:style-name="P11">O trabalho desenvolvido na realização do estágio obrigatório do primeiro semestre de dois mil e dezoito não contemplará o sistema na sua integralidade, portanto, nem tudo o que o sistema será capaz de fazer estar<text:span text:style-name="T2">á</text:span> <text:span text:style-name="T13">incluso</text:span> nessa documentação. <text:span text:style-name="T14">D</text:span>ocumentações futuras serão anexadas à essa para que se tenha a documentação completa do sistema web.</text:p>
      <text:p text:style-name="P12">O intuito dessa etapa do desenvolvimento do sistema limita-se ao cadastro de acadêmicos, coordenador, ministrante (professor de minicurso ou palestrante) e das atividades (minicurso ou palestra) e a implementação de alguns casos de usos que abrangem essas entidades.</text:p>
      <text:p text:style-name="P9"/>
      <text:p text:style-name="P31">Perfis e Responsabilidade dos Envolvidos –<text:span text:style-name="T15"> Etapa I</text:span></text:p>
      <text:p text:style-name="P3"/>
      <text:p text:style-name="P4">Coordenador</text:p>
      <text:list xml:id="list4254121910" text:style-name="L1">
        <text:list-item>
          <text:p text:style-name="P191"><text:span text:style-name="T3">Cadastrar login do </text:span><text:span text:style-name="T7">ministrante</text:span><text:span text:style-name="T3"> </text:span><text:span text:style-name="T7">(de minicurso ou palestra</text:span><text:span text:style-name="T3">);</text:span></text:p>
        </text:list-item>
        <text:list-item>
          <text:p text:style-name="P191"><text:span text:style-name="T3">Gerenciar </text:span><text:span text:style-name="T6">atividades (minicurso e palestra)</text:span><text:span text:style-name="T3"> cadastrad</text:span><text:span text:style-name="T6">as</text:span><text:span text:style-name="T3">; </text:span></text:p>
        </text:list-item>
        <text:list-item>
          <text:p text:style-name="P195">Gerenciar boletos;</text:p>
        </text:list-item>
        <text:list-item>
          <text:p text:style-name="P191"><text:span text:style-name="T3">Visualizar lista</text:span><text:span text:style-name="T8">s</text:span><text:span text:style-name="T3"> de chamada</text:span><text:span text:style-name="T8">s</text:span><text:span text:style-name="T3"> dos minicursos.</text:span></text:p>
        </text:list-item>
      </text:list>
      <text:p text:style-name="P4"/>
      <text:p text:style-name="P5">Ministrante</text:p>
      <text:list xml:id="list2087808688" text:style-name="L2">
        <text:list-item>
          <text:p text:style-name="P192"><text:span text:style-name="T5">G</text:span><text:span text:style-name="T3">erenciar </text:span><text:span text:style-name="T6">atividade própria (</text:span><text:span text:style-name="T4">minicurso/palestra</text:span><text:span text:style-name="T6">)</text:span><text:span text:style-name="T3">;</text:span></text:p>
        </text:list-item>
        <text:list-item>
          <text:p text:style-name="P196">Visualizar acadêmicos;</text:p>
        </text:list-item>
        <text:list-item>
          <text:p text:style-name="P193"><text:span text:style-name="T3">Realizar lista de chamada </text:span><text:span text:style-name="T6">(em caso de cadastro de atividade do tipo "minicurso")</text:span><text:span text:style-name="T3">;</text:span></text:p>
        </text:list-item>
        <text:list-item>
          <text:p text:style-name="P196">Comunicar-se com acadêmicos (confirmados no minicurso) através de email.</text:p>
        </text:list-item>
      </text:list>
      <text:p text:style-name="P4"/>
      <text:p text:style-name="P4"><text:soft-page-break/>Acadêmico</text:p>
      <text:list xml:id="list4208058069" text:style-name="L3">
        <text:list-item>
          <text:p text:style-name="P197">Realizar cadastro;</text:p>
        </text:list-item>
        <text:list-item>
          <text:p text:style-name="P194"><text:span text:style-name="T3">Editar atributos permitidos do seu perfi</text:span><text:span text:style-name="T5">l</text:span><text:span text:style-name="T3"> pessoa</text:span><text:span text:style-name="T5">l</text:span><text:span text:style-name="T3">; </text:span></text:p>
        </text:list-item>
        <text:list-item>
          <text:p text:style-name="P197">Matricular ou remover um minicurso do seu perfil; </text:p>
        </text:list-item>
        <text:list-item>
          <text:p text:style-name="P197">Gerar boleto.</text:p>
        </text:list-item>
      </text:list>
      <text:p text:style-name="P10"/>
      <text:p text:style-name="P28"><text:span text:style-name="T21">R</text:span><text:span text:style-name="T20">equisitos Funcionais – Etapa I</text:span></text:p>
      <text:p text:style-name="P6"/>
      <text:p text:style-name="P14">Cadastrar login do ministrante</text:p>
      <text:p text:style-name="P29"><text:span text:style-name="T11">O sistema deverá permitir que o coordenador cadastre um ministrante no sistema e envi</text:span><text:span text:style-name="T12">e</text:span><text:span text:style-name="T11"> ao mesmo um login e senha para que </text:span><text:span text:style-name="T12">este </text:span><text:span text:style-name="T11">seja capaz de entrar no </text:span><text:span text:style-name="T12">seu </text:span><text:span text:style-name="T11">perfil, editar seus dados pessoais e gerenciar (incluir, editar ou excluir) atividades vinculadas </text:span><text:span text:style-name="T12">(palestra(s) e/ou minicurso(s))</text:span><text:span text:style-name="T11"> ao seu perfil.</text:span></text:p>
      <text:p text:style-name="P15"/>
      <text:p text:style-name="P14">Gerenciar atividades cadastradas</text:p>
      <text:p text:style-name="P20">O sistema deverá permitir que o coordenador edite quaisquer atividades cadastradas no sistema pelos ministrantes.</text:p>
      <text:p text:style-name="P14"/>
      <text:p text:style-name="P14">Gerenciar boletos</text:p>
      <text:p text:style-name="P20">O sistema deverá permitir que o coordenador tenha acesso às informações referentes aos status dos boletos.</text:p>
      <text:p text:style-name="P14"/>
      <text:p text:style-name="P14">Visualizar listas de chamadas dos minicursos</text:p>
      <text:p text:style-name="P21">O sistema deverá permitir que o coordenador possa visualizar as listas de chamadas, contendo as presenças e faltas, realizadas pelos ministrantes de minicursos.</text:p>
      <text:p text:style-name="P16"/>
      <text:p text:style-name="P14">Gerenciar atividade</text:p>
      <text:p text:style-name="P22">O sistema deverá permitir que um ministrante possa cadastrar uma atividade, palestra ou minicurso, gerando um vínculo entre ele(a) e a atividade cadastrada, assim como, deverá permitir que apenas o ministrante que a cadastrou e o coordenador possam editar ou excluir essa atividade.</text:p>
      <text:p text:style-name="P14"/>
      <text:p text:style-name="P14">Visualizar acadêmicos [cadastrados nos minicursos, pós confirmação do pagamento]</text:p>
      <text:p text:style-name="P30"><text:span text:style-name="T11">O sistema deverá permitir a visualização dos acadêmicos cadastrados em um minicurso apenas pelo ministrante do mesmo </text:span><text:span text:style-name="T16">[e ao coordenador?]</text:span><text:span text:style-name="T11">, após a confirmação de pagamento do minicurso pelo acadêmico, caso haja um valor a ser pago. </text:span></text:p>
      <text:p text:style-name="P18"/>
      <text:p text:style-name="P14">Realizar <text:span text:style-name="T65">lista</text:span> de presença</text:p>
      <text:p text:style-name="P23">O sistema deverá permitir que o ministrante de um minicurso realize uma lista de chamada de presença para confirmar a presença ou não de um acadêmico cadastrado no minicurso, exercendo assim controle sobre a assiduidade do mesmo.</text:p>
      <text:p text:style-name="P18"/>
      <text:p text:style-name="P19"/>
      <text:p text:style-name="P19"><text:soft-page-break/>Comunicar-se com acadêmicos </text:p>
      <text:p text:style-name="P24">O sistema deverá permitir que um ministrante comunique-se através de email com todos os acadêmicos cujas inscrições estejam com pagamentos confirmados.</text:p>
      <text:p text:style-name="P17"/>
      <text:p text:style-name="P18">Cadastrar acadêmico <text:span text:style-name="T17">[participante (?) Serão aceitas pessoas que não fazem curso na área de TI? ]</text:span></text:p>
      <text:p text:style-name="P25">O sistema deverá permitir que o acadêmico realize um cadastro no sistema através do preenchimento de um formulário onde será necessário preencher todos os itens obrigatórios e o preenchimento de certos itens será opcional. Esse cadastro permitirá que o acadêmico acesse várias funcionalidades do sistema, assim como, será possível editar parte dos dados preenchidos no cadastro, alguns dados não serão passíveis de edição.</text:p>
      <text:p text:style-name="P18"/>
      <text:p text:style-name="P18">Vincular minicurso</text:p>
      <text:p text:style-name="P25">O sistema deverá permitir que um acadêmico que esteja devidamente logado no sistema possa realizar a inscrição em minicursos oferecidos pelo evento, desde que o mesmo ainda possua vagas disponíveis, pois estas serão limitadas. A vinculação, e garantia da vaga, será realizada após confirmação do pagamento da inscrição do minicurso.</text:p>
      <text:p text:style-name="P18"/>
      <text:p text:style-name="P18">Gerar boleto</text:p>
      <text:p text:style-name="P25">O sistema deverá permitir ao acadêmico gerar boleto para realizar o pagamento da inscrição no evento e no(s) minicurso(s) que desejar fazer, caso ainda existam vagas.</text:p>
      <text:p text:style-name="P25"/>
      <text:p text:style-name="P26">...<text:span text:style-name="T69">Perfil do coordenador cadastrado diretamente pela equipe responsável por gerenciar o sistema?! .. Acredito que seja a melhor opção.. (apagar comentário)</text:span></text:p>
      <text:p text:style-name="P18"/>
      <text:p text:style-name="P34">Requisitos Não Funcionais –<text:span text:style-name="T34"> Etapa I</text:span></text:p>
      <text:p text:style-name="P34"/>
      <text:p text:style-name="P38">Banco de Dados Livre e Proprietário</text:p>
      <text:p text:style-name="P36">O sistema deverá prover integração com o SGBD (Sistema de Gerenciamento de Banco de Dados) MySQL.</text:p>
      <text:p text:style-name="P35"/>
      <text:p text:style-name="P40">Linguagem de programação para desenvolvimento</text:p>
      <text:p text:style-name="P44">A linguagem base para o desenvolvimento do sistema será a PHP: Hypertext Preprocessor (PHP).</text:p>
      <text:p text:style-name="P44"/>
      <text:p text:style-name="P40">Ambiente de Desenvolvimento Integrado (do inglês, Integrated Development Environment - IDE)</text:p>
      <text:p text:style-name="P44">Será utilizado o Visual Studio Code versão 1.22 devido a sua facilidade e simplicidade de utilização.</text:p>
      <text:p text:style-name="P44"/>
      <text:p text:style-name="P40">Plataforma de hospedagem de código-fonte</text:p>
      <text:p text:style-name="P44">A plataforma escolhida para hospedar o código-fonte do sistema e a sua <text:soft-page-break/>documentação é a GitHub.</text:p>
      <text:p text:style-name="P44"/>
      <text:p text:style-name="P41"/>
      <text:p text:style-name="P41">Testador de serviços Web</text:p>
      <text:p text:style-name="P45">Será utilizado o <text:span text:style-name="T35">Postman</text:span> como testador de serviços Web devido a sua fácil utilização, sendo este uma extensão do Google Chrome.</text:p>
      <text:p text:style-name="P66"/>
      <text:p text:style-name="P67">Framework para Front-end sistema</text:p>
      <text:p text:style-name="P65"><text:span text:style-name="T28">Será utilizada a extensão "</text:span><text:span text:style-name="T30">Bootstrap 4, Font awesome 4, Font Awesome 5 Free &amp; Pro snippets" </text:span><text:span text:style-name="T31">para modelação do </text:span><text:span text:style-name="T33">front-end</text:span><text:span text:style-name="T32"> do sistema.</text:span></text:p>
      <text:p text:style-name="P67"/>
      <text:p text:style-name="P69">Ferramenta para Depuração</text:p>
      <text:p text:style-name="P68">Será utilizada a extensão PHP Debug (Felix Becker) do Visual Studio Code a fim de facilitar a resolução de problemas no sistema.</text:p>
      <text:p text:style-name="P46"/>
      <text:p text:style-name="P39">Inicialização do Sistema a partir de Base de Dados Legada</text:p>
      <text:p text:style-name="P37">O sistema deverá ser inicializado a partir da base de <text:span text:style-name="T25">coordenador, ministrantes, acadêmicos e atividades existentes.</text:span></text:p>
      <text:p text:style-name="P83"/>
      <text:p text:style-name="P39">Acesso via Web</text:p>
      <text:p text:style-name="P37">O sistema deve possuir uma base de dados robusta para suportar as necessidades da solução.</text:p>
      <text:p text:style-name="P37">A base de dados deve ser hospedada em um servidor de BD (Banco de Dados) conectado a um servidor WEB para acesso via Internet de todos os usuários configurados para acesso ao sistema.</text:p>
      <text:p text:style-name="P37"/>
      <text:p text:style-name="P42">Linguagem do BD</text:p>
      <text:p text:style-name="P64"><text:span text:style-name="T22">O sistema utilizará a </text:span><text:span text:style-name="T26">Linguagem de Consulta Estruturada </text:span><text:span text:style-name="T27">(do inglês, Structured Query Language – SQL).</text:span></text:p>
      <text:p text:style-name="P70"/>
      <text:p text:style-name="P72">Sistema de Gerenciamento de Banco de Dados (SGBD) </text:p>
      <text:p text:style-name="P71">O sistema utilizará o MySQL como SGBD padrão.</text:p>
      <text:p text:style-name="P35"/>
      <text:p text:style-name="P42">Ferramenta de Design de Banco de Dados Visual</text:p>
      <text:p text:style-name="P47">O sistema utilizará o MySQL Workbench 6.3 CE.</text:p>
      <text:p text:style-name="P47"/>
      <text:p text:style-name="P43">Servidor PHP</text:p>
      <text:p text:style-name="P48">Será utilizado o PHP Server, extensão <text:span text:style-name="T29">do Visual Studio Code.</text:span></text:p>
      <text:p text:style-name="P35"/>
      <text:p text:style-name="P39">Interface Homem-Máquina Amigável</text:p>
      <text:p text:style-name="P37">A interface homem-máquina deve ser amigável, permitindo o acesso ao sistema via WEB.</text:p>
      <text:p text:style-name="P37">A navegação pelo sistema deve ser segura, por meio de telas intuitivas, que sejam objetivas e de fácil operação.</text:p>
      <text:p text:style-name="P27"><text:span text:style-name="T23">A interface de entrada, perfil, deve ser condizente com o tipo de perfil do usuário </text:span><text:soft-page-break/><text:span text:style-name="T23">(coordenador, </text:span><text:span text:style-name="T24">ministrante</text:span><text:span text:style-name="T23"> ou </text:span><text:span text:style-name="T24">acadêmico</text:span><text:span text:style-name="T23">), permitindo </text:span><text:span text:style-name="T24">utilização das funcionalidades de seus respectivos perfis. </text:span></text:p>
      <text:p text:style-name="P61"/>
      <text:p text:style-name="P60">Lista de Casos de Uso </text:p>
      <text:p text:style-name="P59"/>
      <text:p text:style-name="P51">LOGIN (Geral)</text:p>
      <text:p text:style-name="P51">1.<text:span text:style-name="T66">1</text:span> Cadastrar Dados de Login [Editar &amp; Excluir] </text:p>
      <text:p text:style-name="P51"><text:span text:style-name="T66">1.</text:span>2 Realizar Login</text:p>
      <text:p text:style-name="P62"/>
      <text:p text:style-name="P49">Acadêmico</text:p>
      <text:p text:style-name="P49"><text:span text:style-name="T66">2</text:span>.<text:span text:style-name="T66">1</text:span> Cadastrar em minicurso [Editar &amp; Excluir]</text:p>
      <text:p text:style-name="P49"><text:span text:style-name="T66">2</text:span>.<text:span text:style-name="T74">2</text:span> Gerar boleto <text:span text:style-name="T66">( evento // minicurso)</text:span></text:p>
      <text:p text:style-name="P49"><text:span text:style-name="T66">2</text:span>.<text:span text:style-name="T74">3</text:span> Visualizar minicursos cadastrados <text:span text:style-name="T76">e confirmados</text:span></text:p>
      <text:p text:style-name="P49"/>
      <text:p text:style-name="P50">Ministrante </text:p>
      <text:p text:style-name="P52"><text:span text:style-name="T66">3.1</text:span>. Cadastrar <text:span text:style-name="T94">atividade</text:span> <text:span text:style-name="T65">(palestra ou minicurso)</text:span></text:p>
      <text:p text:style-name="P202">3.2. Comunicar-se com acadêmicos</text:p>
      <text:p text:style-name="P204"/>
      <text:p text:style-name="P204">Ministrante professor [<text:span text:style-name="T35">exclusivo</text:span>]</text:p>
      <text:p text:style-name="P204">4.'. Lista de presença [<text:span text:style-name="T35">professor</text:span>]</text:p>
      <text:p text:style-name="P203"/>
      <text:p text:style-name="P52"/>
      <text:p text:style-name="P52">Coordenador</text:p>
      <text:p text:style-name="P52"><text:span text:style-name="T66">5</text:span>.<text:span text:style-name="T66">1</text:span> Cadastrar ministrante</text:p>
      <text:p text:style-name="P52"><text:span text:style-name="T66">5</text:span>.<text:span text:style-name="T66">2</text:span> <text:span text:style-name="T65">Aprovar atividade</text:span></text:p>
      <text:p text:style-name="P54"><text:span text:style-name="T66">5</text:span>.<text:span text:style-name="T66">3</text:span> Gerenciar atividades cadastradas</text:p>
      <text:p text:style-name="P54"><text:span text:style-name="T66">5</text:span>.<text:span text:style-name="T66">4</text:span> Gerenciar boletos</text:p>
      <text:p text:style-name="P54"><text:span text:style-name="T66">5</text:span>.<text:span text:style-name="T66">5</text:span> Visualizar lista de presença dos minicursos</text:p>
      <text:p text:style-name="P54"/>
      <text:p text:style-name="P63">"<text:span text:style-name="T74">Desenvolvendo os Casos de Uso como se os boletos fossem disponibilizados em área específica"; boleto será gerado diferenciando minicursos e palestra? </text:span></text:p>
      <text:p text:style-name="P62"/>
      <text:p text:style-name="P33">Casos de Uso – Detalhado</text:p>
      <text:p text:style-name="P33"/>
      <text:p text:style-name="P1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4">Caso de Uso 1.1 : Cadastrar Dados de Login</text:p>
          </table:table-cell>
        </table:table-row>
        <table:table-row>
          <table:table-cell table:style-name="Tabela1.A2" office:value-type="string">
            <text:p text:style-name="P95">Breve Descrição: <text:span text:style-name="T37">Usuários podem </text:span><text:span text:style-name="T38">criar um perfil para terem acesso ao sistema.</text:span></text:p>
          </table:table-cell>
        </table:table-row>
        <table:table-row>
          <table:table-cell table:style-name="Tabela1.A2" office:value-type="string">
            <text:p text:style-name="P95">Atores: <text:span text:style-name="T42">Acadêmico, Ministrante </text:span></text:p>
          </table:table-cell>
        </table:table-row>
        <table:table-row>
          <table:table-cell table:style-name="Tabela1.A2" office:value-type="string">
            <text:p text:style-name="P95">Pré-condição: </text:p>
            <text:list xml:id="list1324955640" text:style-name="L4">
              <text:list-item>
                <text:p text:style-name="P159">Acessar a página de login do sistema;</text:p>
              </text:list-item>
              <text:list-item>
                <text:p text:style-name="P160">Escolher o tipo de perfil que será criado:</text:p>
                <text:list>
                  <text:list-item>
                    <text:p text:style-name="P160"><text:soft-page-break/><text:span text:style-name="T66">Acadêmico</text:span>: <text:span text:style-name="T66">não possui pré-requisitos para realizar o cadastro no sistema.</text:span></text:p>
                  </text:list-item>
                  <text:list-item>
                    <text:p text:style-name="P160"><text:span text:style-name="T66">Ministrante</text:span>: necessário que <text:span text:style-name="T66">o login e senha fornecidos pelo coordenador estejam devidamente cadastrado no sistema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95">Pós-condição: <text:span text:style-name="T39">Capacidade de acessar o sistema, com acesso à funcionalidades referentes ao tipo do perfil d</text:span><text:span text:style-name="T42">o</text:span><text:span text:style-name="T39"> usuário.</text:span></text:p>
          </table:table-cell>
        </table:table-row>
        <table:table-row>
          <table:table-cell table:style-name="Tabela1.A2" office:value-type="string">
            <text:p text:style-name="P95">Fluxo principal: </text:p>
            <text:p text:style-name="P153"><text:span text:style-name="T40">1 - </text:span><text:span text:style-name="T41">O usuário acessa a página inicial do sistema;</text:span></text:p>
            <text:p text:style-name="P153"><text:span text:style-name="T40">2 - </text:span><text:span text:style-name="T41">O usuário escolhe a opção "Realizar Cadastro";</text:span></text:p>
            <text:p text:style-name="P153"><text:span text:style-name="T40">3 - </text:span><text:span text:style-name="T41">O usuário escolhe o tipo de perfil que deseja cadastrar (</text:span><text:span text:style-name="T42">acadêmico ou ministrante</text:span><text:span text:style-name="T41">);</text:span></text:p>
            <text:p text:style-name="P153"><text:span text:style-name="T40">3.1 - </text:span><text:span text:style-name="T43">Ministrante</text:span><text:span text:style-name="T41">: </text:span><text:span text:style-name="T43">informa o login e senha fornecidos pelo coordenador.</text:span></text:p>
            <text:p text:style-name="P109"><text:span text:style-name="T40">4 - </text:span><text:span text:style-name="T36">Usuário informa os dados obrigatórios e finaliza o cadastro.</text:span></text:p>
            <text:p text:style-name="P140">5 – O usuário acessa seu perfil;</text:p>
            <text:p text:style-name="P117"><text:span text:style-name="T36">5.1 - </text:span><text:span text:style-name="T50">O usuário faz alterações nos dados do seu perfil;</text:span></text:p>
            <text:p text:style-name="P135">5.2 – O usuário submete as alterações. O sistema salva os dados e retorna a página inicial.</text:p>
          </table:table-cell>
        </table:table-row>
        <table:table-row>
          <table:table-cell table:style-name="Tabela1.A2" office:value-type="string">
            <text:p text:style-name="P95">Fluxos alternativos:</text:p>
            <text:p text:style-name="P110">1 – Dados não preenchidos ou com formato inválido</text:p>
            <text:p text:style-name="P127">Se o usuário deixar de informar algum dado obrigat<text:span text:style-name="T88">ó</text:span>rio ou preencher com um formato inválido, o sistema não realizará o cadastro e exibirá uma mensagem de erro.</text:p>
            <text:p text:style-name="P127"/>
            <text:p text:style-name="P114"><text:span text:style-name="T67">2</text:span> – Senha incorreta</text:p>
            <text:p text:style-name="P131">Na realização do cadastro será necessário confirmar a senha escolhida para o cadastro, caso seja<text:span text:style-name="T67">m</text:span> diferentes, o cadastro não será realizado e uma mensagem de erro será exibida.</text:p>
            <text:p text:style-name="P114"/>
            <text:p text:style-name="P114"><text:span text:style-name="T67">3</text:span> – Sair</text:p>
            <text:p text:style-name="P131">Em qualquer passo, o usuário poderá optar por retornar à página <text:span text:style-name="T68">inicial</text:span>, sem prosseguir com a operação.</text:p>
          </table:table-cell>
        </table:table-row>
      </table:table>
      <text:p text:style-name="P73"/>
      <text:p text:style-name="P73"/>
      <text:p text:style-name="P73"/>
      <text:p text:style-name="P7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4">Caso de Uso 1.<text:span text:style-name="T69">2</text:span> : <text:span text:style-name="T69">Realizar login</text:span></text:p>
          </table:table-cell>
        </table:table-row>
        <table:table-row>
          <table:table-cell table:style-name="Tabela2.A2" office:value-type="string">
            <text:p text:style-name="P96">Breve Descrição: <text:span text:style-name="T38">Usuário poderá acessar o sistema através do </text:span><text:span text:style-name="T44">email</text:span><text:span text:style-name="T38"> e senha cadastrado no seu perfil.</text:span></text:p>
          </table:table-cell>
        </table:table-row>
        <table:table-row>
          <table:table-cell table:style-name="Tabela2.A2" office:value-type="string">
            <text:p text:style-name="P95">Atores: <text:span text:style-name="T44">Acadêmico, Ministrante, </text:span><text:span text:style-name="T45">Coordenador</text:span></text:p>
          </table:table-cell>
        </table:table-row>
        <table:table-row>
          <table:table-cell table:style-name="Tabela2.A2" office:value-type="string">
            <text:p text:style-name="P97">Pré-condição: <text:span text:style-name="T46">Ter um perfil devidamente cadastrado no sistema (Caso de Uso 1.1).</text:span></text:p>
          </table:table-cell>
        </table:table-row>
        <table:table-row>
          <table:table-cell table:style-name="Tabela2.A2" office:value-type="string">
            <text:p text:style-name="P97">Pós-condição: <text:span text:style-name="T47">Acesso ao sistema, variando as funcionalidades conforme o tipo de usuário.</text:span></text:p>
          </table:table-cell>
        </table:table-row>
        <table:table-row>
          <table:table-cell table:style-name="Tabela2.A2" office:value-type="string">
            <text:p text:style-name="P95">Fluxo principal: </text:p>
            <text:p text:style-name="P133"><text:soft-page-break/>1. <text:span text:style-name="T71">Usuário informa </text:span>email<text:span text:style-name="T71"> e senha corretamente e tem acesso ao sistema.</text:span></text:p>
          </table:table-cell>
        </table:table-row>
        <table:table-row>
          <table:table-cell table:style-name="Tabela2.A2" office:value-type="string">
            <text:p text:style-name="P95">Fluxos alternativos:</text:p>
            <text:p text:style-name="P115">1 – Nome de usuário ou senha incorret<text:span text:style-name="T70">a</text:span></text:p>
            <text:p text:style-name="P134">Caso o usuário informe o <text:span text:style-name="T70">email</text:span> ou a senha incorreta, não conseguirá acessar o sistema e uma mensagem de erro será exibida, informando que o <text:span text:style-name="T70">email</text:span> e/ou senha est<text:span text:style-name="T72">á(</text:span>ão<text:span text:style-name="T72">)</text:span> <text:span text:style-name="T70">incorreto</text:span>(s).</text:p>
          </table:table-cell>
        </table:table-row>
      </table:table>
      <text:p text:style-name="P7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5">Caso de Uso <text:span text:style-name="T73">2.</text:span>1 : Cadastrar <text:span text:style-name="T73">em minicurso</text:span></text:p>
          </table:table-cell>
        </table:table-row>
        <table:table-row>
          <table:table-cell table:style-name="Tabela3.A2" office:value-type="string">
            <text:p text:style-name="P98">Breve Descrição: <text:span text:style-name="T48">O usuário acadêmico poderá se cadastrar em um minicurso caso ainda haja vagas disponíveis, porém sua vaga será garantida apenas após o pagamento de boleto. </text:span></text:p>
          </table:table-cell>
        </table:table-row>
        <table:table-row>
          <table:table-cell table:style-name="Tabela3.A2" office:value-type="string">
            <text:p text:style-name="P98">Atores: <text:span text:style-name="T48">Acadêmico.</text:span></text:p>
          </table:table-cell>
        </table:table-row>
        <table:table-row>
          <table:table-cell table:style-name="Tabela3.A2" office:value-type="string">
            <text:p text:style-name="P99">Pré-condição: </text:p>
            <text:list xml:id="list2880907378" text:style-name="L5">
              <text:list-item>
                <text:p text:style-name="P161">Estar logado no sistema;</text:p>
              </text:list-item>
              <text:list-item>
                <text:p text:style-name="P185"><text:span text:style-name="T10">M</text:span><text:span text:style-name="T9">inicurso ter vaga(s) disponíveis.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98">Pós-condição: <text:span text:style-name="T48">Poderá gerar o boleto para pagamento do minicurso.</text:span></text:p>
          </table:table-cell>
        </table:table-row>
        <table:table-row>
          <table:table-cell table:style-name="Tabela3.A2" office:value-type="string">
            <text:p text:style-name="P98">Fluxo principal: </text:p>
            <text:p text:style-name="P116"><text:span text:style-name="T36">1. O usuário acessa a página de cadastro </text:span><text:span text:style-name="T49">dos</text:span><text:span text:style-name="T36"> minicursos</text:span></text:p>
            <text:p text:style-name="P117"><text:span text:style-name="T36">2. O usuário escolhe </text:span><text:span text:style-name="T51">um </text:span><text:span text:style-name="T36">minicurso </text:span><text:span text:style-name="T51">com vagas disponíveis </text:span><text:span text:style-name="T36">que deseja se cadastrar</text:span></text:p>
            <text:p text:style-name="P140">3. O usuário escolhe a opção "Cadastrar"</text:p>
            <text:p text:style-name="P136">4. O usuário é redirecionando para a página de cadastro dos minicursos</text:p>
          </table:table-cell>
        </table:table-row>
        <table:table-row>
          <table:table-cell table:style-name="Tabela3.A2" office:value-type="string">
            <text:p text:style-name="P98">Fluxos alternativos:</text:p>
            <text:p text:style-name="P132"/>
            <text:p text:style-name="P117">1. Vagas <text:span text:style-name="T74">esgotadas</text:span></text:p>
            <text:p text:style-name="P136">Caso o acadêmico tente realizar o cadastro em um minicurso que não apresente mais vagas disponíveis, uma mensagem de erro será exibida informando a impossibilidade.</text:p>
          </table:table-cell>
        </table:table-row>
      </table:table>
      <text:p text:style-name="P74"/>
      <text:p text:style-name="P74"/>
      <text:p text:style-name="P75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6">Caso de Uso <text:span text:style-name="T73">2.2</text:span> : <text:span text:style-name="T74">Gerar boleto (evento ou minicurso)</text:span></text:p>
          </table:table-cell>
        </table:table-row>
        <table:table-row>
          <table:table-cell table:style-name="Tabela4.A2" office:value-type="string">
            <text:p text:style-name="P100">Breve Descrição: <text:span text:style-name="T51">O acadêmico poderá gerar um boleto para pagamento do valor referente ao evento ou aos minicursos cadastrados.</text:span></text:p>
          </table:table-cell>
        </table:table-row>
        <table:table-row>
          <table:table-cell table:style-name="Tabela4.A2" office:value-type="string">
            <text:p text:style-name="P100">Atores: <text:span text:style-name="T48">Acadêmico.</text:span></text:p>
          </table:table-cell>
        </table:table-row>
        <table:table-row>
          <table:table-cell table:style-name="Tabela4.A2" office:value-type="string">
            <text:p text:style-name="P100">Pré-condição: </text:p>
            <text:list xml:id="list31514891" text:style-name="L6">
              <text:list-item>
                <text:p text:style-name="P162">Estar logado no sistema.</text:p>
              </text:list-item>
            </text:list>
          </table:table-cell>
        </table:table-row>
        <table:table-row>
          <table:table-cell table:style-name="Tabela4.A2" office:value-type="string">
            <text:p text:style-name="P100">Pós-condição: <text:span text:style-name="T51">Boleto para pagamento </text:span><text:span text:style-name="T52">d</text:span><text:span text:style-name="T51">o </text:span><text:span text:style-name="T52">valor referente ao </text:span><text:span text:style-name="T51">evento e </text:span><text:span text:style-name="T52">a</text:span><text:span text:style-name="T51">os minicursos. </text:span><text:span text:style-name="T18">Eventos ou minicursos gratuitos apresentarão o valor "R$ 0,00" (isso gera algum tipo de custo? - pagamento de boleto, por mais que o valor seja zero..)</text:span><text:span text:style-name="T52">.</text:span></text:p>
          </table:table-cell>
        </table:table-row>
        <table:table-row>
          <table:table-cell table:style-name="Tabela4.A2" office:value-type="string">
            <text:p text:style-name="P100">Fluxo principal: </text:p>
            <text:p text:style-name="P138"><text:soft-page-break/>1. O usuário acessa a página de geração de boletos.</text:p>
            <text:p text:style-name="P138">2. O usuário escolhe gerar o boleto do evento.</text:p>
            <text:p text:style-name="P138">3. O usuário escolha gerar o boleto dos minicursos.</text:p>
          </table:table-cell>
        </table:table-row>
        <table:table-row>
          <table:table-cell table:style-name="Tabela4.A2" office:value-type="string">
            <text:p text:style-name="P100">Fluxos alternativos:</text:p>
            <text:p text:style-name="P137"/>
          </table:table-cell>
        </table:table-row>
      </table:table>
      <text:p text:style-name="P75"/>
      <text:p text:style-name="P76">Como serão tratados os boletos? Um boleto para todos os valores ou boletos individuais?</text:p>
      <text:p text:style-name="P76"/>
      <text:p text:style-name="P76"/>
      <text:p text:style-name="P7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7">Caso de Uso <text:span text:style-name="T73">2.3</text:span> : <text:span text:style-name="T75">Visualizar minicursos cadastrados e confirmados</text:span></text:p>
          </table:table-cell>
        </table:table-row>
        <table:table-row>
          <table:table-cell table:style-name="Tabela5.A2" office:value-type="string">
            <text:p text:style-name="P101">Breve Descrição: <text:span text:style-name="T53">O acadêmico poderá visualizar os minicursos que se cadastrou e o status de pagamento, caso este já tenha sido confirmado ou não.</text:span></text:p>
          </table:table-cell>
        </table:table-row>
        <table:table-row>
          <table:table-cell table:style-name="Tabela5.A2" office:value-type="string">
            <text:p text:style-name="P101">Atores: <text:span text:style-name="T48">Acadêmico.</text:span></text:p>
          </table:table-cell>
        </table:table-row>
        <table:table-row>
          <table:table-cell table:style-name="Tabela5.A2" office:value-type="string">
            <text:p text:style-name="P101">Pré-condição: </text:p>
            <text:list xml:id="list200030110477341" text:continue-numbering="true" text:style-name="L6">
              <text:list-item>
                <text:p text:style-name="P163">Estar logado no sistema;</text:p>
              </text:list-item>
              <text:list-item>
                <text:p text:style-name="P172">Ter se cadastrado em minicurso(s).</text:p>
              </text:list-item>
            </text:list>
          </table:table-cell>
        </table:table-row>
        <table:table-row>
          <table:table-cell table:style-name="Tabela5.A2" office:value-type="string">
            <text:p text:style-name="P101">Pós-condição: <text:span text:style-name="T53">Visualização do(s) minicurso(s) cadastrado(s) e confirmação ou não do pagamento referente ao(s) minicurso(s).</text:span></text:p>
          </table:table-cell>
        </table:table-row>
        <table:table-row>
          <table:table-cell table:style-name="Tabela5.A2" office:value-type="string">
            <text:p text:style-name="P101">Fluxo principal: </text:p>
            <text:p text:style-name="P141">1. O usuário acessa a página de visualização de minicursos.</text:p>
            <text:p text:style-name="P141">2. O usuário visualiza os minicursos cadastrados e o status de pagamento.</text:p>
          </table:table-cell>
        </table:table-row>
        <table:table-row>
          <table:table-cell table:style-name="Tabela5.A2" office:value-type="string">
            <text:p text:style-name="P101">Fluxos alternativos:</text:p>
            <text:p text:style-name="P139"/>
            <text:p text:style-name="P118">Nenhum minicurso cadastrado</text:p>
            <text:p text:style-name="P141">O usuário não se cadastrou em nenhum minicurso e não consegue visualizar nenhum minicurso ou seu status de pagamento.</text:p>
          </table:table-cell>
        </table:table-row>
      </table:table>
      <text:p text:style-name="P78"/>
      <text:p text:style-name="P78"/>
      <text:p text:style-name="P79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8">Caso de Uso <text:span text:style-name="T77">3.1</text:span> : <text:span text:style-name="T77">Cadastrar atividade</text:span></text:p>
          </table:table-cell>
        </table:table-row>
        <table:table-row>
          <table:table-cell table:style-name="Tabela6.A2" office:value-type="string">
            <text:p text:style-name="P102">Breve Descrição: <text:span text:style-name="T54">O ministrante do tipo palestrante ou professor poderá cadastrar uma atividade do tipo palestra ou minicurso respectivamente.</text:span></text:p>
          </table:table-cell>
        </table:table-row>
        <table:table-row>
          <table:table-cell table:style-name="Tabela6.A2" office:value-type="string">
            <text:p text:style-name="P102">Atores: <text:span text:style-name="T54">Ministrante.</text:span></text:p>
          </table:table-cell>
        </table:table-row>
        <table:table-row>
          <table:table-cell table:style-name="Tabela6.A2" office:value-type="string">
            <text:p text:style-name="P102">Pré-condição: </text:p>
            <text:list xml:id="list200029660602217" text:continue-numbering="true" text:style-name="L6">
              <text:list-item>
                <text:p text:style-name="P164">Estar logado no sistema;</text:p>
              </text:list-item>
              <text:list-item>
                <text:p text:style-name="P173">Ter perfil de ministrante.</text:p>
              </text:list-item>
            </text:list>
          </table:table-cell>
        </table:table-row>
        <table:table-row>
          <table:table-cell table:style-name="Tabela6.A2" office:value-type="string">
            <text:p text:style-name="P102">Pós-condição: <text:span text:style-name="T54">Atividade (palestra ou minicurso) cadastrada no sistema.</text:span></text:p>
          </table:table-cell>
        </table:table-row>
        <table:table-row>
          <table:table-cell table:style-name="Tabela6.A2" office:value-type="string">
            <text:p text:style-name="P102">Fluxo principal: </text:p>
            <text:p text:style-name="P142">1. <text:span text:style-name="T78">O usuário acessa a página de cadastro de atividades.</text:span></text:p>
            <text:p text:style-name="P143">2. <text:span text:style-name="T79">O usuário escolhe o tipo de atividade que deseja cadastrar. Palestra ou minicurso.</text:span></text:p>
            <text:p text:style-name="P144"><text:soft-page-break/>3. O usuário preenche as informações necessárias para realizar o cadastro da atividade e submete para aprovação do coordenador.</text:p>
            <text:p text:style-name="P144">4. O coordenador aprova a atividade.</text:p>
            <text:p text:style-name="P144">5. A atividade fica disponível para os acadêmicos que desejarem se cadastrar enquanto houver vaga disponível.</text:p>
          </table:table-cell>
        </table:table-row>
        <table:table-row>
          <table:table-cell table:style-name="Tabela6.A2" office:value-type="string">
            <text:p text:style-name="P102">Fluxos alternativos:</text:p>
            <text:p text:style-name="P119"/>
            <text:p text:style-name="P111">1 – Dados não preenchidos ou com formato inválido</text:p>
            <text:p text:style-name="P128">Se o <text:span text:style-name="T79">ministrante</text:span> deixar de informar algum dado obrigat<text:span text:style-name="T88">ó</text:span>rio ou preencher com um formato inválido, o sistema não realizará o cadastro e exibirá uma mensagem de erro.</text:p>
            <text:p text:style-name="P128"/>
            <text:p text:style-name="P121">2 – O coordenador não aprova a atividade</text:p>
            <text:p text:style-name="P144">Caso o coordenador não aprove a atividade proposta, será enviada uma mensagem ao ministrante que a atividade foi reprovada, não tornando-a disponível para os acadêmicos se cadastrarem.</text:p>
          </table:table-cell>
        </table:table-row>
      </table:table>
      <text:p text:style-name="P198"><text:s/></text:p>
      <text:p text:style-name="P198"/>
      <text:p text:style-name="P198"/>
      <text:p text:style-name="P19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89">Caso de Uso <text:span text:style-name="T77">3.2 </text:span>: <text:span text:style-name="T77">Comunicar-se com acadêmicos</text:span></text:p>
          </table:table-cell>
        </table:table-row>
        <table:table-row>
          <table:table-cell table:style-name="Tabela7.A2" office:value-type="string">
            <text:p text:style-name="P103">Breve Descrição: <text:span text:style-name="T55">O coordenador ou ministrante poderá entrar em contato com os acadêmicos a fim de informá-los sobre algo.</text:span></text:p>
          </table:table-cell>
        </table:table-row>
        <table:table-row>
          <table:table-cell table:style-name="Tabela7.A2" office:value-type="string">
            <text:p text:style-name="P103">Atores: <text:span text:style-name="T55">Coordenador, Ministrante.</text:span></text:p>
          </table:table-cell>
        </table:table-row>
        <table:table-row>
          <table:table-cell table:style-name="Tabela7.A2" office:value-type="string">
            <text:p text:style-name="P103">Pré-condição: </text:p>
            <text:list xml:id="list200030089142825" text:continue-numbering="true" text:style-name="L6">
              <text:list-item>
                <text:p text:style-name="P165">Estar logado no sistema;</text:p>
              </text:list-item>
              <text:list-item>
                <text:p text:style-name="P174">Ter perfil de ministrante <text:span text:style-name="T80">ou coordenador</text:span>.</text:p>
              </text:list-item>
            </text:list>
          </table:table-cell>
        </table:table-row>
        <table:table-row>
          <table:table-cell table:style-name="Tabela7.A2" office:value-type="string">
            <text:p text:style-name="P103">Pós-condição: <text:span text:style-name="T55">Acadêmicos recebem mensagem informativa sobre algo relacionado ao evento, palestra ou minicurso.</text:span></text:p>
          </table:table-cell>
        </table:table-row>
        <table:table-row>
          <table:table-cell table:style-name="Tabela7.A2" office:value-type="string">
            <text:p text:style-name="P103">Fluxo principal: </text:p>
            <text:p text:style-name="P145">1. <text:span text:style-name="T81">O usuário acessa a página do seu perfil.</text:span></text:p>
            <text:p text:style-name="P146">2. O usuário escolhe a opção "Comunicação com acadêmicos".</text:p>
            <text:p text:style-name="P146">3. O usuário digita a mensagem que deseja informar.</text:p>
            <text:p text:style-name="P146">4. O usuário escolhe a opção "Enviar mensagem".</text:p>
            <text:p text:style-name="P146">5. A mensagem é enviada aos acadêmicos.</text:p>
          </table:table-cell>
        </table:table-row>
        <table:table-row>
          <table:table-cell table:style-name="Tabela7.A2" office:value-type="string">
            <text:p text:style-name="P103">Fluxos alternativos:</text:p>
            <text:p text:style-name="P120"/>
            <text:p text:style-name="P122">1. Formato inválido</text:p>
            <text:p text:style-name="P146">O usuário utiliza um tipo inválido de mensagem para comunicar-se com os acadêmicos, fazendo com que seja exibida uma mensagem de erro.</text:p>
            <text:p text:style-name="P146"/>
            <text:p text:style-name="P122">2. Cancelar envio da mensagem</text:p>
            <text:p text:style-name="P146"><text:soft-page-break/>O usuário não quer mais enviar a mensagem e ópta pela opção "Cancelar envio", fazendo com que a mensagem seja descartada.</text:p>
          </table:table-cell>
        </table:table-row>
      </table:table>
      <text:p text:style-name="P80"/>
      <text:p text:style-name="P80"/>
      <text:p text:style-name="P81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0">Caso de Uso <text:span text:style-name="T82">4.1 </text:span>: <text:span text:style-name="T82">Lista de presença</text:span></text:p>
          </table:table-cell>
        </table:table-row>
        <table:table-row>
          <table:table-cell table:style-name="Tabela8.A2" office:value-type="string">
            <text:p text:style-name="P104">Breve Descrição: <text:span text:style-name="T56">O ministrante do tipo professor poderá cadastrar as presenças e faltas dos acadêmicos nos dias do minicurso.</text:span></text:p>
          </table:table-cell>
        </table:table-row>
        <table:table-row>
          <table:table-cell table:style-name="Tabela8.A2" office:value-type="string">
            <text:p text:style-name="P104">Atores: <text:span text:style-name="T56">Ministrante do tipo professor.</text:span></text:p>
          </table:table-cell>
        </table:table-row>
        <table:table-row>
          <table:table-cell table:style-name="Tabela8.A2" office:value-type="string">
            <text:p text:style-name="P104">Pré-condição: </text:p>
            <text:list xml:id="list200029603163298" text:continue-numbering="true" text:style-name="L6">
              <text:list-item>
                <text:p text:style-name="P166">Estar logado no sistema;</text:p>
              </text:list-item>
              <text:list-item>
                <text:p text:style-name="P175">Ter perfil de ministrante <text:span text:style-name="T82">do tipo professor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104">Pós-condição: <text:span text:style-name="T56">Lista de presença do minicurso atualizada.</text:span></text:p>
          </table:table-cell>
        </table:table-row>
        <table:table-row>
          <table:table-cell table:style-name="Tabela8.A2" office:value-type="string">
            <text:p text:style-name="P104">Fluxo principal: </text:p>
            <text:p text:style-name="P147">1. O <text:span text:style-name="T83">professor</text:span> acessa a página de Lista de Presença.</text:p>
            <text:p text:style-name="P147">2. O <text:span text:style-name="T83">professor</text:span> escolhe a opção "Atualizar lista de presença".</text:p>
            <text:p text:style-name="P147">3. O <text:span text:style-name="T83">professor</text:span> informa qual o minicurso e a data de realização da atualização da lista de presença.</text:p>
            <text:p text:style-name="P147">4. O <text:span text:style-name="T83">professor</text:span> preenche a lista com as presenças e faltas conforme os acadêmicos informam suas presenças.</text:p>
            <text:p text:style-name="P147">5. O <text:span text:style-name="T83">professor</text:span> submete a atualização da lista.</text:p>
          </table:table-cell>
        </table:table-row>
        <table:table-row>
          <table:table-cell table:style-name="Tabela8.A2" office:value-type="string">
            <text:p text:style-name="P104">Fluxos alternativos:</text:p>
            <text:p text:style-name="P148"/>
          </table:table-cell>
        </table:table-row>
      </table:table>
      <text:p text:style-name="P81"/>
      <text:p text:style-name="P81"/>
      <text:p text:style-name="P8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1">Caso de Uso <text:span text:style-name="T84">5.1 </text:span>: <text:span text:style-name="T84">Cadastrar ministrante</text:span></text:p>
          </table:table-cell>
        </table:table-row>
        <table:table-row>
          <table:table-cell table:style-name="Tabela9.A2" office:value-type="string">
            <text:p text:style-name="P105">Breve Descrição: <text:span text:style-name="T57">O coordenador cria um login (email ilustrativo) e senha para fornecer a um ministrante do evento.</text:span></text:p>
          </table:table-cell>
        </table:table-row>
        <table:table-row>
          <table:table-cell table:style-name="Tabela9.A2" office:value-type="string">
            <text:p text:style-name="P105">Atores: <text:span text:style-name="T57">Coordenador.</text:span></text:p>
          </table:table-cell>
        </table:table-row>
        <table:table-row>
          <table:table-cell table:style-name="Tabela9.A2" office:value-type="string">
            <text:p text:style-name="P105">Pré-condição: </text:p>
            <text:list xml:id="list200031195847845" text:continue-numbering="true" text:style-name="L6">
              <text:list-item>
                <text:p text:style-name="P167">Estar logado no sistema;</text:p>
              </text:list-item>
              <text:list-item>
                <text:p text:style-name="P176">Acessar com perfil de coordenador.</text:p>
              </text:list-item>
            </text:list>
          </table:table-cell>
        </table:table-row>
        <table:table-row>
          <table:table-cell table:style-name="Tabela9.A2" office:value-type="string">
            <text:p text:style-name="P105">Pós-condição: <text:span text:style-name="T57">Perfil de ministrante criado.</text:span></text:p>
          </table:table-cell>
        </table:table-row>
        <table:table-row>
          <table:table-cell table:style-name="Tabela9.A2" office:value-type="string">
            <text:p text:style-name="P105">Fluxo principal: </text:p>
            <text:p text:style-name="P150">1. O coordenador acessa a página de cadastro de ministrante.</text:p>
            <text:p text:style-name="P150">2. O coordenador preenche todos os campos obrigatórios.</text:p>
            <text:p text:style-name="P150">3. O coordenador escolhe a opção "Cadastrar ministrante".</text:p>
            <text:p text:style-name="P154">["Cadastrar ministrante" poderia automaticamente enviar um email ao email do ministrante com o login e senha para acessar o sistema.. que tal?]</text:p>
            <text:p text:style-name="P154"><text:span text:style-name="T86">4. O coordenador é redirecionado para o início da página de cadastro de ministrante.</text:span> </text:p>
          </table:table-cell>
        </table:table-row>
        <text:soft-page-break/>
        <table:table-row>
          <table:table-cell table:style-name="Tabela9.A2" office:value-type="string">
            <text:p text:style-name="P105">Fluxos alternativos:</text:p>
            <text:p text:style-name="P149"/>
            <text:p text:style-name="P112">1 – Dados não preenchidos ou com formato inválido</text:p>
            <text:p text:style-name="P129">Se o <text:span text:style-name="T88">coordenador</text:span> deixar de informar algum dado obrigat<text:span text:style-name="T88">ó</text:span>rio ou preencher com um formato inválido, o sistema não realizará o cadastro e exibirá uma mensagem de erro.</text:p>
          </table:table-cell>
        </table:table-row>
      </table:table>
      <text:p text:style-name="P82"/>
      <text:p text:style-name="P53"><text:span text:style-name="T66">5</text:span>.<text:span text:style-name="T66">2</text:span> <text:span text:style-name="T65">Aprovar atividade</text:span></text:p>
      <text:p text:style-name="P53"/>
      <text:p text:style-name="P53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92">Caso de Uso <text:span text:style-name="T84">5.2 </text:span>: <text:span text:style-name="T89">Aprovar atividade</text:span></text:p>
          </table:table-cell>
        </table:table-row>
        <table:table-row>
          <table:table-cell table:style-name="Tabela10.A2" office:value-type="string">
            <text:p text:style-name="P106">Breve Descrição: <text:span text:style-name="T58">O coordenador confere se a atividade proposta pelo ministrante está adequada para ser lançada no sistema.</text:span></text:p>
          </table:table-cell>
        </table:table-row>
        <table:table-row>
          <table:table-cell table:style-name="Tabela10.A2" office:value-type="string">
            <text:p text:style-name="P106">Atores: <text:span text:style-name="T57">Coordenador.</text:span></text:p>
          </table:table-cell>
        </table:table-row>
        <table:table-row>
          <table:table-cell table:style-name="Tabela10.A2" office:value-type="string">
            <text:p text:style-name="P106">Pré-condição: </text:p>
            <text:list xml:id="list200031125848178" text:continue-numbering="true" text:style-name="L6">
              <text:list-item>
                <text:p text:style-name="P168">Estar logado no sistema;</text:p>
              </text:list-item>
              <text:list-item>
                <text:p text:style-name="P177">Acessar com perfil de coordenador.</text:p>
              </text:list-item>
            </text:list>
          </table:table-cell>
        </table:table-row>
        <table:table-row>
          <table:table-cell table:style-name="Tabela10.A2" office:value-type="string">
            <text:p text:style-name="P106">Pós-condição: <text:span text:style-name="T58">A atividade proposta pelo ministrante é aprovada e disponibilizada no sistema ou é reprovada e permanece inativa.</text:span></text:p>
          </table:table-cell>
        </table:table-row>
        <table:table-row>
          <table:table-cell table:style-name="Tabela10.A2" office:value-type="string">
            <text:p text:style-name="P106">Fluxo principal: </text:p>
            <text:p text:style-name="P156">1. <text:span text:style-name="T90">O coordenador acessa a página de aprovação de atividades.</text:span></text:p>
            <text:p text:style-name="P157">2. O coordenador escolhe uma das atividades para avaliar.</text:p>
            <text:p text:style-name="P157">3. O coordenador aprova a atividade.</text:p>
            <text:p text:style-name="P157">3.1. O coordenador reprova a atividade.</text:p>
            <text:p text:style-name="P157">4. O coordenador é redirecinado para a página de aprovação de atividades.</text:p>
          </table:table-cell>
        </table:table-row>
        <table:table-row>
          <table:table-cell table:style-name="Tabela10.A2" office:value-type="string">
            <text:p text:style-name="P106">Fluxos alternativos:</text:p>
            <text:p text:style-name="P123"/>
            <text:p text:style-name="P123">1 – Sem atividades</text:p>
            <text:p text:style-name="P151">Não existem atividades que precisam de aprovação.</text:p>
            <text:p text:style-name="P151"/>
            <text:p text:style-name="P123">2 – Troca de status</text:p>
            <text:p text:style-name="P151">Uma atividade reprovada num determinado momento pode ser atualizada pelo ministrante e ter seu status trocada de "reprovada" para "aprovada".</text:p>
          </table:table-cell>
        </table:table-row>
      </table:table>
      <text:p text:style-name="P58"/>
      <text:p text:style-name="P55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3">Caso de Uso <text:span text:style-name="T84">5.3 </text:span>: <text:span text:style-name="T63">Gerenciar atividades cadastradas</text:span></text:p>
          </table:table-cell>
        </table:table-row>
        <table:table-row>
          <table:table-cell table:style-name="Tabela11.A2" office:value-type="string">
            <text:p text:style-name="P107">Breve Descrição: <text:span text:style-name="T59">O coordenador acessa atividades já cadastradas no sistema, podendo visualizar, editar ou excluir.</text:span></text:p>
          </table:table-cell>
        </table:table-row>
        <table:table-row>
          <table:table-cell table:style-name="Tabela11.A2" office:value-type="string">
            <text:p text:style-name="P107">Atores: <text:span text:style-name="T57">Coordenador.</text:span></text:p>
          </table:table-cell>
        </table:table-row>
        <table:table-row>
          <table:table-cell table:style-name="Tabela11.A2" office:value-type="string">
            <text:p text:style-name="P107">Pré-condição: </text:p>
            <text:list xml:id="list200030625071882" text:continue-numbering="true" text:style-name="L6">
              <text:list-item>
                <text:p text:style-name="P169">Estar logado no sistema;</text:p>
              </text:list-item>
              <text:list-item>
                <text:p text:style-name="P178"><text:soft-page-break/>Acessar com perfil de coordenador.</text:p>
              </text:list-item>
            </text:list>
          </table:table-cell>
        </table:table-row>
        <table:table-row>
          <table:table-cell table:style-name="Tabela11.A2" office:value-type="string">
            <text:p text:style-name="P107">Pós-condição: <text:span text:style-name="T59">Atualização da atividade ou exclusão da mesma.</text:span></text:p>
          </table:table-cell>
        </table:table-row>
        <table:table-row>
          <table:table-cell table:style-name="Tabela11.A2" office:value-type="string">
            <text:p text:style-name="P107">Fluxo principal: </text:p>
            <text:p text:style-name="P158">1. O coordenador acessa a página de gerenciamento de atividades.</text:p>
            <text:p text:style-name="P158">2. O coordenador escolhe qual atividade deseja visualizar.</text:p>
            <text:p text:style-name="P158">3. O coordenador edita os campos da atividade.</text:p>
            <text:p text:style-name="P158">3.1. O coordenador confirma a atualização da atividade.</text:p>
            <text:p text:style-name="P158">4. O coordenador exclui a atividade.</text:p>
            <text:p text:style-name="P158">4.1. O coordenador confirma a exclusão da atividade.</text:p>
            <text:p text:style-name="P158">5. O coordenador é redirecionado à página de gerenciamento de atividades.</text:p>
          </table:table-cell>
        </table:table-row>
        <table:table-row>
          <table:table-cell table:style-name="Tabela11.A2" office:value-type="string">
            <text:p text:style-name="P107">Fluxos alternativos:</text:p>
            <text:p text:style-name="P124"/>
            <text:p text:style-name="P126">1 – Não confirmação de edição</text:p>
            <text:p text:style-name="P152">O coordenador não confirma a edição da atividade, permanecendo esta com os dados que possuía anteriormente.</text:p>
            <text:p text:style-name="P152"/>
            <text:p text:style-name="P126">2 – Não confirmação de exclusão</text:p>
            <text:p text:style-name="P152">O coordenador não confirma a exclusão da atividade, permanecendo esta no sistema e com os dados que possuía anteriormente.</text:p>
            <text:p text:style-name="P152"/>
            <text:p text:style-name="P113"><text:span text:style-name="T91">3</text:span> – Dados não preenchidos ou com formato inválido</text:p>
            <text:p text:style-name="P130">Se o <text:span text:style-name="T88">coordenador</text:span> deixar de informar algum dado obrigat<text:span text:style-name="T88">ó</text:span>rio ou preencher com um formato inválido, o sistema não realizará <text:span text:style-name="T91">a edição</text:span> e exibirá uma mensagem de erro.</text:p>
            <text:p text:style-name="P130"/>
            <text:p text:style-name="P155">O que acontece quando deseja-se excluir um minicurso, mas existem acadêmicos que já realizaram o pagamento?</text:p>
          </table:table-cell>
        </table:table-row>
      </table:table>
      <text:p text:style-name="P56"/>
      <text:p text:style-name="P57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94">Caso de Uso <text:span text:style-name="T84">5.4 </text:span>: <text:span text:style-name="T63">Gerenciar </text:span><text:span text:style-name="T64">boletos</text:span></text:p>
          </table:table-cell>
        </table:table-row>
        <table:table-row>
          <table:table-cell table:style-name="Tabela12.A2" office:value-type="string">
            <text:p text:style-name="P108">Breve Descrição: <text:span text:style-name="T59">O </text:span><text:span text:style-name="T60">coordenador do curso visualiza os boletos cujos pagamentos foram confirmados. </text:span><text:span text:style-name="T19">Dependendo por onde for realizado o pagamento aparecem uma série de informações sobre o status do pagamento, mas ainda não foi definido por onde o pagamento será realizado.</text:span></text:p>
          </table:table-cell>
        </table:table-row>
        <table:table-row>
          <table:table-cell table:style-name="Tabela12.A2" office:value-type="string">
            <text:p text:style-name="P108">Atores: <text:span text:style-name="T57">Coordenador.</text:span></text:p>
          </table:table-cell>
        </table:table-row>
        <table:table-row>
          <table:table-cell table:style-name="Tabela12.A2" office:value-type="string">
            <text:p text:style-name="P108">Pré-condição: </text:p>
            <text:list xml:id="list200029837399475" text:continue-numbering="true" text:style-name="L6">
              <text:list-item>
                <text:p text:style-name="P170">Estar logado no sistema;</text:p>
              </text:list-item>
              <text:list-item>
                <text:p text:style-name="P179">Acessar com perfil de coordenador.</text:p>
              </text:list-item>
            </text:list>
          </table:table-cell>
        </table:table-row>
        <table:table-row>
          <table:table-cell table:style-name="Tabela12.A2" office:value-type="string">
            <text:p text:style-name="P108">Pós-condição: <text:span text:style-name="T60">Visualização dos boletos cujos pagamentos foram confirmados.</text:span></text:p>
          </table:table-cell>
        </table:table-row>
        <table:table-row>
          <table:table-cell table:style-name="Tabela12.A2" office:value-type="string">
            <text:p text:style-name="P108">Fluxo principal: </text:p>
            <text:p text:style-name="P181">1. O coordenador acessa a página de <text:span text:style-name="T92">visualização de pagamento dos boletos.</text:span></text:p>
            <text:p text:style-name="P182">2. O coordenador visualiza <text:span text:style-name="T93">os acadêmicos cadastrados nos minicursos e o status de </text:span><text:soft-page-break/><text:span text:style-name="T93">pagamento do boleto, se está confirmado como pago ou não.</text:span></text:p>
          </table:table-cell>
        </table:table-row>
        <table:table-row>
          <table:table-cell table:style-name="Tabela12.A2" office:value-type="string">
            <text:p text:style-name="P108">Fluxos alternativos:</text:p>
            <text:p text:style-name="P125"/>
            <text:p text:style-name="P186">1 - Nenhum acadêmico cadastrado</text:p>
            <text:p text:style-name="P188">Caso os acadêmicos não tenham se cadastrado em nenhum minicurso, nenhuma informação será disponibilizada.</text:p>
          </table:table-cell>
        </table:table-row>
      </table:table>
      <text:p text:style-name="P200"/>
      <text:p text:style-name="P201"><text:span text:style-name="T66">5</text:span>.<text:span text:style-name="T66">5</text:span> Visualizar lista de presença dos minicursos</text:p>
      <text:p text:style-name="P201"/>
      <text:p text:style-name="P201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207">Caso de Uso <text:span text:style-name="T84">5.5 </text:span>: <text:span text:style-name="T63">Visualizar lista de presença dos minicursos</text:span></text:p>
          </table:table-cell>
        </table:table-row>
        <table:table-row>
          <table:table-cell table:style-name="Tabela13.A2" office:value-type="string">
            <text:p text:style-name="P184">Breve Descrição:<text:span text:style-name="T85"> </text:span><text:span text:style-name="T87">O coordenador pode visualizar a presença dos acadêmicos nos minicursos.</text:span></text:p>
          </table:table-cell>
        </table:table-row>
        <table:table-row>
          <table:table-cell table:style-name="Tabela13.A2" office:value-type="string">
            <text:p text:style-name="P184">Atores: <text:span text:style-name="T57">Coordenador.</text:span></text:p>
          </table:table-cell>
        </table:table-row>
        <table:table-row>
          <table:table-cell table:style-name="Tabela13.A2" office:value-type="string">
            <text:p text:style-name="P184">Pré-condição: </text:p>
            <text:list xml:id="list200031608638307" text:continue-numbering="true" text:style-name="L6">
              <text:list-item>
                <text:p text:style-name="P171">Estar logado no sistema;</text:p>
              </text:list-item>
              <text:list-item>
                <text:p text:style-name="P180">Acessar com perfil de coordenador.</text:p>
              </text:list-item>
            </text:list>
          </table:table-cell>
        </table:table-row>
        <table:table-row>
          <table:table-cell table:style-name="Tabela13.A2" office:value-type="string">
            <text:p text:style-name="P184">Pós-condição: <text:span text:style-name="T61">Visualização da lista de presença dos acadêmicos no minicurso.</text:span></text:p>
          </table:table-cell>
        </table:table-row>
        <table:table-row>
          <table:table-cell table:style-name="Tabela13.A2" office:value-type="string">
            <text:p text:style-name="P184">Fluxo principal: </text:p>
            <text:p text:style-name="P183">1. O coordenador acessa a página de visualização de presença dos acadêmicos.</text:p>
            <text:p text:style-name="P183">2. O coordenador visualiza as presenças em todos os minicursos.</text:p>
            <text:p text:style-name="P183">3. O coordenador, através de um filtro, escolhe um minicurso que deseja visualizar as presenças.</text:p>
            <text:p text:style-name="P183">4. O coordenador visualiza as presenças do minicurso escolhido.</text:p>
          </table:table-cell>
        </table:table-row>
        <table:table-row>
          <table:table-cell table:style-name="Tabela13.A2" office:value-type="string">
            <text:p text:style-name="P184">Fluxos alternativos:</text:p>
            <text:p text:style-name="P189"/>
            <text:p text:style-name="P187">1 – Nenhuma lista existente</text:p>
            <text:p text:style-name="P190">Nenhuma informação será disponibilizada caso nenhuma lista de presença tenha sido feita por um dos professores de minicurso.</text:p>
          </table:table-cell>
        </table:table-row>
      </table:table>
      <text:p text:style-name="P205"/>
      <text:p text:style-name="P205"/>
      <text:p text:style-name="P206">OBS: Falta incluir as edições e exclusões nos Casos de Us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sans-serif"/>
    <style:font-face style:name="Tahoma1" svg:font-family="Tahoma"/>
    <style:font-face style:name="arial" svg:font-family="arial, sans-serif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6z0" style:family="text">
      <style:text-properties style:font-name="Wingdings" fo:font-family="Wingdings" style:font-pitch="variable" style:font-charset="x-symbol" fo:font-size="16pt" style:font-name-asian="Times New Roman" style:font-family-asian="'Times New Roman'" style:font-family-generic-asian="roman" style:font-pitch-asian="variable" style:font-size-asian="16pt" style:font-name-complex="Wingdings1" style:font-family-complex="Wingdings" style:font-pitch-complex="variable" style:font-size-complex="16pt"/>
    </style:style>
    <style:style style:name="WW8Num7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7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8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8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8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9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9z1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 fo:font-size="16pt" fo:font-weight="normal" style:font-name-asian="Times New Roman" style:font-family-asian="'Times New Roman'" style:font-family-generic-asian="roman" style:font-pitch-asian="variable" style:font-size-asian="16pt" style:font-weight-asian="normal" style:font-name-complex="OpenSymbol1" style:font-family-complex="OpenSymbol, 'Arial Unicode MS'" style:font-pitch-complex="variable" style:font-size-complex="16pt"/>
    </style:style>
    <style:style style:name="WW8Num11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font-weight="normal" style:font-weight-asian="normal" style:font-name-complex="OpenSymbol1" style:font-family-complex="OpenSymbol, 'Arial Unicode MS'" style:font-pitch-complex="variable"/>
    </style:style>
    <style:style style:name="WW8Num10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1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1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1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1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1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5M47S</meta:editing-duration>
    <meta:editing-cycles>61</meta:editing-cycles>
    <meta:generator>LibreOffice/5.3.3.2$Windows_x86 LibreOffice_project/3d9a8b4b4e538a85e0782bd6c2d430bafe583448</meta:generator>
    <dc:date>2018-04-27T20:00:29.037000000</dc:date>
    <meta:document-statistic meta:table-count="13" meta:image-count="0" meta:object-count="0" meta:page-count="13" meta:paragraph-count="316" meta:word-count="3205" meta:character-count="20862" meta:non-whitespace-character-count="17946"/>
    <meta:user-defined meta:name="Info 1"/>
    <meta:user-defined meta:name="Info 2"/>
    <meta:user-defined meta:name="Info 3"/>
    <meta:user-defined meta:name="Info 4"/>
  </office:meta>
</office:document-meta>
</file>